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792cm" fo:margin-left="0.009cm" fo:margin-top="0cm" fo:margin-bottom="0cm" table:align="left" style:writing-mode="lr-tb"/>
    </style:style>
    <style:style style:name="Таблица2.A" style:family="table-column">
      <style:table-column-properties style:column-width="3.327cm"/>
    </style:style>
    <style:style style:name="Таблица2.B" style:family="table-column">
      <style:table-column-properties style:column-width="3.687cm"/>
    </style:style>
    <style:style style:name="Таблица2.C" style:family="table-column">
      <style:table-column-properties style:column-width="3.782cm"/>
    </style:style>
    <style:style style:name="Таблица2.D" style:family="table-column">
      <style:table-column-properties style:column-width="2.819cm"/>
    </style:style>
    <style:style style:name="Таблица2.E" style:family="table-column">
      <style:table-column-properties style:column-width="3.17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_20__28_Web_29_">
      <style:paragraph-properties fo:margin-left="0cm" fo:margin-right="0cm" fo:margin-top="0cm" fo:margin-bottom="0cm" style:contextual-spacing="false" fo:line-height="108%" fo:text-align="start" style:justify-single-word="false" fo:text-indent="1.251cm" style:auto-text-indent="false"/>
      <style:text-properties officeooo:paragraph-rsid="00106f40"/>
    </style:style>
    <style:style style:name="P2" style:family="paragraph" style:parent-style-name="Normal_20__28_Web_29_">
      <style:paragraph-properties fo:margin-left="0cm" fo:margin-right="0cm" fo:margin-top="0cm" fo:margin-bottom="0cm" style:contextual-spacing="false" fo:line-height="108%" fo:text-align="start" style:justify-single-word="false" fo:text-indent="1.251cm" style:auto-text-indent="false"/>
      <style:text-properties fo:font-size="16pt" officeooo:rsid="00106f40" officeooo:paragraph-rsid="00106f40" style:font-size-asian="16pt" style:font-size-complex="16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fo:font-size="16pt" fo:font-weight="bold" officeooo:paragraph-rsid="00106f40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officeooo:paragraph-rsid="00106f40"/>
    </style:style>
    <style:style style:name="P5" style:family="paragraph" style:parent-style-name="Normal_20__28_Web_29_">
      <style:paragraph-properties fo:margin-left="0cm" fo:margin-right="0cm" fo:margin-top="0cm" fo:margin-bottom="0cm" style:contextual-spacing="false" fo:line-height="108%" fo:text-align="center" style:justify-single-word="false" fo:text-indent="1.251cm" style:auto-text-indent="false"/>
      <style:text-properties fo:color="#232323" loext:opacity="100%" style:font-name="Calibri Light" fo:font-size="14pt" fo:font-weight="bold" officeooo:rsid="00106f40" officeooo:paragraph-rsid="00106f40" style:font-name-asian="Calibri2" style:font-size-asian="14pt" style:language-asian="en" style:country-asian="US" style:font-weight-asian="bold" style:font-name-complex="Calibri Light1" style:font-size-complex="14pt" style:font-weight-complex="bold"/>
    </style:style>
    <style:style style:name="P6" style:family="paragraph" style:parent-style-name="Normal_20__28_Web_29_">
      <style:paragraph-properties fo:margin-left="0cm" fo:margin-right="0cm" fo:margin-top="0cm" fo:margin-bottom="0cm" style:contextual-spacing="false" fo:line-height="108%" fo:text-align="center" style:justify-single-word="false" fo:text-indent="0cm" style:auto-text-indent="false"/>
      <style:text-properties fo:color="#232323" loext:opacity="100%" style:font-name="Calibri Light" fo:font-size="14pt" fo:font-weight="bold" officeooo:rsid="00106f40" officeooo:paragraph-rsid="00106f40" style:font-name-asian="Calibri2" style:font-size-asian="14pt" style:language-asian="en" style:country-asian="US" style:font-weight-asian="bold" style:font-name-complex="Calibri Light1" style:font-size-complex="14pt" style:font-weight-complex="bold"/>
    </style:style>
    <style:style style:name="P7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text-indent="-0.018cm" style:auto-text-indent="false"/>
      <style:text-properties fo:color="#232323" loext:opacity="100%" style:font-name="Calibri Light" fo:font-size="14pt" fo:language="en" fo:country="US" style:text-underline-style="none" fo:font-weight="bold" officeooo:rsid="0011ce2d" officeooo:paragraph-rsid="0011ce2d" style:font-name-asian="Calibri2" style:font-size-asian="14pt" style:language-asian="en" style:country-asian="US" style:font-weight-asian="bold" style:font-name-complex="Calibri Light1" style:font-size-complex="14pt" style:font-weight-complex="bold"/>
    </style:style>
    <style:style style:name="P8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text-indent="-0.018cm" style:auto-text-indent="false"/>
      <style:text-properties fo:color="#232323" loext:opacity="100%" style:font-name="Calibri Light" fo:font-size="14pt" fo:language="en" fo:country="US" style:text-underline-style="none" fo:font-weight="normal" officeooo:rsid="0011ce2d" officeooo:paragraph-rsid="0011ce2d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P9" style:family="paragraph" style:parent-style-name="Standard">
      <style:paragraph-properties fo:margin-left="0.026cm" fo:margin-right="0.071cm" fo:margin-top="0cm" fo:margin-bottom="0.009cm" style:contextual-spacing="false" fo:line-height="106%" fo:text-align="center" style:justify-single-word="false" fo:text-indent="-0.018cm" style:auto-text-indent="false"/>
      <style:text-properties fo:color="#232323" loext:opacity="100%" style:font-name="Calibri Light" fo:font-size="14pt" fo:language="ru" fo:country="RU" fo:font-style="normal" style:text-underline-style="none" fo:font-weight="bold" officeooo:rsid="00145a64" officeooo:paragraph-rsid="00145a64" style:font-name-asian="Calibri2" style:font-size-asian="14pt" style:language-asian="en" style:country-asian="US" style:font-style-asian="normal" style:font-weight-asian="bold" style:font-name-complex="Calibri Light1" style:font-size-complex="14pt" style:font-style-complex="normal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232323" loext:opacity="100%" style:font-name="Calibri Light" fo:font-size="14pt" fo:language="ru" fo:country="RU" officeooo:paragraph-rsid="0019e978" style:letter-kerning="false" style:font-name-asian="Calibri2" style:font-size-asian="14pt" style:language-asian="en" style:country-asian="US" style:font-name-complex="Calibri Light1" style:font-size-complex="14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32323" loext:opacity="100%" style:font-name="Calibri Light" fo:font-size="14pt" fo:language="ru" fo:country="RU" officeooo:paragraph-rsid="0019e978" style:letter-kerning="false" style:font-name-asian="Calibri2" style:font-size-asian="14pt" style:language-asian="en" style:country-asian="US" style:font-name-complex="Calibri Light1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32323" loext:opacity="100%" style:font-name="Calibri Light" fo:font-size="14pt" fo:language="ru" fo:country="RU" officeooo:paragraph-rsid="00223921" style:letter-kerning="false" style:font-name-asian="Calibri2" style:font-size-asian="14pt" style:language-asian="en" style:country-asian="US" style:font-name-complex="Calibri Light1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32323" loext:opacity="100%" style:font-name="Calibri Light" fo:font-size="14pt" fo:language="ru" fo:country="RU" officeooo:paragraph-rsid="0023ef68" style:letter-kerning="false" style:font-name-asian="Calibri2" style:font-size-asian="14pt" style:language-asian="en" style:country-asian="US" style:font-name-complex="Calibri Light1" style:font-size-complex="14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32323" loext:opacity="100%" style:font-name="Calibri Light" fo:font-size="14pt" fo:language="ru" fo:country="RU" officeooo:rsid="00223921" officeooo:paragraph-rsid="00223921" style:letter-kerning="false" style:font-name-asian="Calibri2" style:font-size-asian="14pt" style:language-asian="en" style:country-asian="US" style:font-name-complex="Calibri Light1" style:font-size-complex="14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232323" loext:opacity="100%" style:font-name="Calibri Light" fo:font-size="14pt" fo:language="ru" fo:country="RU" officeooo:rsid="0023ef68" officeooo:paragraph-rsid="0023ef68" style:letter-kerning="false" style:font-name-asian="Calibri2" style:font-size-asian="14pt" style:language-asian="en" style:country-asian="US" style:font-name-complex="Calibri Light1" style:font-size-complex="14pt" style:language-complex="ar" style:country-complex="SA"/>
    </style:style>
    <style:style style:name="P16" style:family="paragraph" style:parent-style-name="Normal_20__28_Web_29_">
      <style:paragraph-properties fo:margin-left="0cm" fo:margin-right="0cm" fo:margin-top="0cm" fo:margin-bottom="0cm" style:contextual-spacing="false" fo:line-height="108%" fo:text-align="center" style:justify-single-word="false" fo:text-indent="1.251cm" style:auto-text-indent="false"/>
      <style:text-properties fo:color="#232323" loext:opacity="100%" style:font-name="Calibri Light" fo:font-size="16pt" fo:font-weight="bold" officeooo:rsid="00106f40" officeooo:paragraph-rsid="00106f40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17" style:family="paragraph" style:parent-style-name="Normal_20__28_Web_29_">
      <style:paragraph-properties fo:margin-left="0cm" fo:margin-right="0cm" fo:margin-top="0cm" fo:margin-bottom="0cm" style:contextual-spacing="false" fo:line-height="108%" fo:text-align="end" style:justify-single-word="false" fo:text-indent="1.251cm" style:auto-text-indent="false"/>
      <style:text-properties fo:color="#232323" loext:opacity="100%" style:font-name="Calibri Light" fo:font-size="16pt" fo:font-weight="bold" officeooo:rsid="00106f40" officeooo:paragraph-rsid="00106f40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cm" style:contextual-spacing="false" fo:line-height="108%" fo:text-align="start" style:justify-single-word="false" fo:text-indent="1.251cm" style:auto-text-indent="false"/>
      <style:text-properties fo:color="#232323" loext:opacity="100%" style:font-name="Calibri Light" fo:font-size="16pt" fo:language="ru" fo:country="RU" style:text-underline-style="none" fo:font-weight="bold" officeooo:rsid="00106f40" officeooo:paragraph-rsid="00106f40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19" style:family="paragraph" style:parent-style-name="Normal_20__28_Web_29_">
      <style:paragraph-properties fo:margin-left="0cm" fo:margin-right="0cm" fo:margin-top="0cm" fo:margin-bottom="0cm" style:contextual-spacing="false" fo:line-height="108%" fo:text-align="center" style:justify-single-word="false" fo:text-indent="0cm" style:auto-text-indent="false"/>
      <style:text-properties fo:color="#232323" loext:opacity="100%" style:font-name="Calibri Light" fo:font-size="16pt" fo:language="ru" fo:country="RU" style:text-underline-style="none" fo:font-weight="bold" officeooo:rsid="0011ce2d" officeooo:paragraph-rsid="0011ce2d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20" style:family="paragraph" style:parent-style-name="Normal_20__28_Web_29_">
      <style:paragraph-properties fo:margin-left="0cm" fo:margin-right="0cm" fo:margin-top="0cm" fo:margin-bottom="0cm" style:contextual-spacing="false" fo:line-height="108%" fo:text-align="center" style:justify-single-word="false" fo:text-indent="0cm" style:auto-text-indent="false" fo:break-before="page"/>
      <style:text-properties fo:color="#232323" loext:opacity="100%" style:font-name="Calibri Light" fo:font-size="16pt" fo:language="ru" fo:country="RU" fo:font-weight="bold" officeooo:paragraph-rsid="0011ce2d"/>
    </style:style>
    <style:style style:name="P21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text-indent="-0.018cm" style:auto-text-indent="false"/>
      <style:text-properties fo:color="#232323" loext:opacity="100%" style:font-name="Calibri Light" fo:font-size="16pt" fo:language="ru" fo:country="RU" fo:font-weight="bold" officeooo:rsid="0011ce2d" officeooo:paragraph-rsid="0011ce2d"/>
    </style:style>
    <style:style style:name="P22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text-indent="-0.018cm" style:auto-text-indent="false"/>
      <style:text-properties fo:color="#232323" loext:opacity="100%" style:font-name="Calibri Light" fo:font-size="16pt" fo:language="ru" fo:country="RU" fo:font-weight="bold" officeooo:rsid="0011ce2d" officeooo:paragraph-rsid="00126f2e"/>
    </style:style>
    <style:style style:name="P23" style:family="paragraph" style:parent-style-name="Heading_20_4">
      <style:paragraph-properties fo:margin-left="0.026cm" fo:margin-right="0.071cm" fo:margin-top="0cm" fo:margin-bottom="0.009cm" style:contextual-spacing="false" fo:line-height="106%" fo:text-align="center" style:justify-single-word="false" fo:text-indent="-0.018cm" style:auto-text-indent="false"/>
      <style:text-properties fo:color="#232323" loext:opacity="100%" style:font-name="Calibri Light" fo:font-size="16pt" fo:language="ru" fo:country="RU" fo:font-weight="bold" officeooo:rsid="0011ce2d" officeooo:paragraph-rsid="00145a64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text-indent="-0.018cm" style:auto-text-indent="false"/>
      <style:text-properties fo:color="#232323" loext:opacity="100%" style:font-name="Calibri Light" fo:font-size="16pt" fo:language="ru" fo:country="RU" fo:font-weight="bold" officeooo:rsid="0011ce2d" officeooo:paragraph-rsid="0023ef68" style:font-weight-asian="bold" style:font-weight-complex="bold"/>
    </style:style>
    <style:style style:name="P25" style:family="paragraph" style:parent-style-name="Normal_20__28_Web_29_">
      <style:paragraph-properties fo:margin-left="0cm" fo:margin-right="0cm" fo:margin-top="0cm" fo:margin-bottom="0cm" style:contextual-spacing="false" fo:line-height="108%" fo:text-align="center" style:justify-single-word="false" fo:text-indent="0cm" style:auto-text-indent="false"/>
      <style:text-properties fo:color="#232323" loext:opacity="100%" style:font-name="Calibri Light" fo:font-size="16pt" fo:language="en" fo:country="US" style:text-underline-style="none" fo:font-weight="bold" officeooo:rsid="0011ce2d" officeooo:paragraph-rsid="0011ce2d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26" style:family="paragraph" style:parent-style-name="Standard">
      <style:paragraph-properties fo:margin-left="0.026cm" fo:margin-right="0.071cm" fo:margin-top="0cm" fo:margin-bottom="0.009cm" style:contextual-spacing="false" fo:line-height="106%" fo:text-align="center" style:justify-single-word="false" fo:text-indent="-0.018cm" style:auto-text-indent="false"/>
      <style:text-properties fo:color="#232323" loext:opacity="100%" style:font-name="Calibri Light" fo:font-size="16pt" fo:language="en" fo:country="US" style:text-underline-style="none" fo:font-weight="bold" officeooo:rsid="0015e5c6" officeooo:paragraph-rsid="00184bc4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27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orphans="2" fo:widows="2" fo:text-indent="-0.018cm" style:auto-text-indent="false"/>
      <style:text-properties fo:color="#232323" loext:opacity="100%" style:font-name="Calibri Light" fo:font-size="12pt" fo:language="ru" fo:country="RU" fo:font-weight="normal" officeooo:rsid="0011ce2d" officeooo:paragraph-rsid="0015484b" style:letter-kerning="false" style:font-name-asian="Times New Roman1" style:font-size-asian="12pt" style:font-weight-asian="normal" style:font-name-complex="Times New Roman1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left="0.026cm" fo:margin-right="0.071cm" fo:margin-top="0cm" fo:margin-bottom="0.009cm" style:contextual-spacing="false" fo:line-height="106%" fo:text-align="justify" style:justify-single-word="false" fo:orphans="2" fo:widows="2" fo:text-indent="-0.018cm" style:auto-text-indent="false"/>
      <style:text-properties fo:color="#232323" loext:opacity="100%" style:font-name="Calibri Light" fo:font-size="12pt" fo:language="ru" fo:country="RU" fo:font-weight="normal" officeooo:rsid="0011ce2d" officeooo:paragraph-rsid="0023f907" style:letter-kerning="false" style:font-name-asian="Times New Roman1" style:font-size-asian="12pt" style:font-weight-asian="normal" style:font-name-complex="Times New Roman1" style:font-size-complex="12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Calibri Light" fo:font-size="16pt" fo:font-weight="bold" officeooo:paragraph-rsid="00106f40" style:font-size-asian="16pt" style:font-weight-asian="bold" style:font-name-complex="Calibri Light1" style:font-size-complex="1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 Light" fo:font-size="16pt" officeooo:rsid="001e4aae" officeooo:paragraph-rsid="001e4aae" style:font-name-asian="Calibri2" style:font-size-asian="16pt" style:font-name-complex="Calibri Light1" style:font-size-complex="16pt"/>
    </style:style>
    <style:style style:name="P31" style:family="paragraph" style:parent-style-name="Table_20_Contents">
      <style:paragraph-properties fo:text-align="start" style:justify-single-word="false"/>
      <style:text-properties style:font-name="Calibri Light" fo:font-size="16pt" officeooo:rsid="0020224e" officeooo:paragraph-rsid="0020224e" style:font-name-asian="Calibri2" style:font-size-asian="16pt" style:font-name-complex="Calibri Light1" style:font-size-complex="16pt"/>
    </style:style>
    <style:style style:name="P32" style:family="paragraph" style:parent-style-name="Table_20_Contents">
      <style:paragraph-properties fo:text-align="start" style:justify-single-word="false"/>
      <style:text-properties style:font-name="Calibri Light" fo:font-size="16pt" officeooo:rsid="00213f23" officeooo:paragraph-rsid="00213f23" style:font-name-asian="Calibri2" style:font-size-asian="16pt" style:font-name-complex="Calibri Light1" style:font-size-complex="16pt"/>
    </style:style>
    <style:style style:name="P33" style:family="paragraph" style:parent-style-name="Table_20_Contents">
      <style:paragraph-properties fo:text-align="start" style:justify-single-word="false"/>
      <style:text-properties style:font-name="Calibri Light" fo:font-size="16pt" officeooo:rsid="002fbebe" officeooo:paragraph-rsid="002fbebe" style:font-name-asian="Calibri2" style:font-size-asian="16pt" style:font-name-complex="Calibri Light1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style:font-name="Calibri Light" fo:font-size="14pt" officeooo:rsid="001e4aae" officeooo:paragraph-rsid="001e4aae" style:font-name-asian="Calibri2" style:font-size-asian="14pt" style:font-name-complex="Calibri Light1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Calibri Light" fo:font-size="14pt" officeooo:rsid="001e4aae" officeooo:paragraph-rsid="001e4aae" style:font-name-asian="Calibri2" style:font-size-asian="12.25pt" style:font-name-complex="Calibri Light1" style:font-size-complex="14pt"/>
    </style:style>
    <style:style style:name="P36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style:font-name="Calibri1" fo:language="ru" fo:country="RU" style:letter-kerning="false" style:font-name-asian="Times New Roman1" style:font-name-complex="Times New Roman1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style:font-name="Calibri1" fo:language="ru" fo:country="RU" officeooo:paragraph-rsid="0015e5c6" style:letter-kerning="false" style:font-name-asian="Times New Roman1" style:font-name-complex="Times New Roman1" style:font-size-complex="11pt" style:language-complex="ar" style:country-complex="SA"/>
    </style:style>
    <style:style style:name="P38" style:family="paragraph" style:parent-style-name="Standard">
      <style:paragraph-properties fo:margin-left="0cm" fo:margin-right="0.536cm" fo:margin-top="0cm" fo:margin-bottom="0cm" style:contextual-spacing="false" fo:line-height="106%" fo:text-align="start" style:justify-single-word="false" fo:orphans="2" fo:widows="2" fo:text-indent="0cm" style:auto-text-indent="false"/>
      <style:text-properties style:font-name="Calibri1" fo:language="ru" fo:country="RU" officeooo:paragraph-rsid="0015e5c6" style:letter-kerning="false" style:font-name-asian="Times New Roman1" style:font-name-complex="Times New Roman1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style:font-name="Calibri1" fo:language="ru" fo:country="RU" officeooo:rsid="0015999d" officeooo:paragraph-rsid="0015999d" style:letter-kerning="false" style:font-name-asian="Times New Roman1" style:font-name-complex="Times New Roman1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paragraph-rsid="0019e978" style:letter-kerning="false" style:font-name-asian="Calibri2" style:language-asian="en" style:country-asian="US" style:language-complex="ar" style:country-complex="SA"/>
    </style:style>
    <style:style style:name="P41" style:family="paragraph" style:parent-style-name="Standard">
      <style:paragraph-properties fo:margin-left="0.199cm" fo:margin-right="0cm" fo:margin-top="0cm" fo:margin-bottom="0cm" style:contextual-spacing="false" fo:line-height="106%" fo:text-align="start" style:justify-single-word="false" fo:orphans="2" fo:widows="2" fo:text-indent="0cm" style:auto-text-indent="false"/>
      <style:text-properties fo:color="#231f20" loext:opacity="100%" style:font-name="Calibri1" fo:font-size="12pt" fo:language="ru" fo:country="RU" fo:font-weight="bold" style:letter-kerning="false" style:font-name-asian="Calibri2" style:font-size-asian="12pt" style:language-asian="ru" style:country-asian="RU" style:font-weight-asian="bold" style:font-name-complex="Calibri2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fo:font-weight="bold" style:letter-kerning="false" style:font-name-asian="Calibri2" style:font-size-asian="12pt" style:language-asian="ru" style:country-asian="RU" style:font-weight-asian="bold" style:font-name-complex="Calibri2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officeooo:rsid="0015999d" officeooo:paragraph-rsid="0015999d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officeooo:rsid="0015e5c6" officeooo:paragraph-rsid="0015e5c6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45" style:family="paragraph" style:parent-style-name="Standard">
      <style:paragraph-properties fo:margin-left="0cm" fo:margin-right="0.344cm" fo:margin-top="0cm" fo:margin-bottom="0cm" style:contextual-spacing="false" fo:line-height="106%" fo:text-align="start" style:justify-single-word="false" fo:orphans="2" fo:widows="2" fo:text-indent="0cm" style:auto-text-indent="false"/>
      <style:text-properties fo:color="#231f20" loext:opacity="100%" style:font-name="Calibri1" fo:font-size="12pt" fo:language="ru" fo:country="RU" officeooo:paragraph-rsid="0015999d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officeooo:paragraph-rsid="0015484b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48" style:family="paragraph" style:parent-style-name="Standard">
      <style:paragraph-properties fo:margin-left="0cm" fo:margin-right="0.067cm" fo:margin-top="0cm" fo:margin-bottom="0cm" style:contextual-spacing="false" fo:line-height="106%" fo:text-align="start" style:justify-single-word="false" fo:orphans="2" fo:widows="2" fo:text-indent="0cm" style:auto-text-indent="false"/>
      <style:text-properties fo:color="#231f20" loext:opacity="100%" style:font-name="Calibri1" fo:font-size="12pt" fo:language="ru" fo:country="RU" officeooo:paragraph-rsid="0015e5c6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49" style:family="paragraph" style:parent-style-name="Standard">
      <style:paragraph-properties fo:margin-left="0cm" fo:margin-right="0.536cm" fo:margin-top="0cm" fo:margin-bottom="0cm" style:contextual-spacing="false" fo:line-height="106%" fo:text-align="start" style:justify-single-word="false" fo:orphans="2" fo:widows="2" fo:text-indent="0cm" style:auto-text-indent="false"/>
      <style:text-properties fo:color="#231f20" loext:opacity="100%" style:font-name="Calibri1" fo:font-size="12pt" fo:language="ru" fo:country="RU" officeooo:paragraph-rsid="0023f907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50" style:family="paragraph" style:parent-style-name="Standard">
      <style:paragraph-properties fo:margin-left="0cm" fo:margin-right="0.067cm" fo:margin-top="0cm" fo:margin-bottom="0cm" style:contextual-spacing="false" fo:line-height="106%" fo:text-align="start" style:justify-single-word="false" fo:orphans="2" fo:widows="2" fo:text-indent="0cm" style:auto-text-indent="false"/>
      <style:text-properties fo:color="#231f20" loext:opacity="100%" style:font-name="Calibri1" fo:font-size="12pt" fo:language="ru" fo:country="RU" officeooo:paragraph-rsid="0023f907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officeooo:rsid="0015484b" officeooo:paragraph-rsid="0015484b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6%" fo:text-align="start" style:justify-single-word="false" fo:orphans="2" fo:widows="2"/>
      <style:text-properties fo:color="#231f20" loext:opacity="100%" style:font-name="Calibri1" fo:font-size="12pt" fo:language="ru" fo:country="RU" officeooo:rsid="0015484b" officeooo:paragraph-rsid="0023f907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P53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center" style:justify-single-word="false" fo:keep-together="always" fo:text-indent="0cm" style:auto-text-indent="false" fo:keep-with-next="always"/>
      <style:text-properties fo:color="#232323" loext:opacity="100%" style:font-name="Calibri Light" fo:font-size="16pt" fo:language="ru" fo:country="RU" style:text-underline-style="none" fo:font-weight="bold" officeooo:rsid="00106f40" officeooo:paragraph-rsid="0015e5c6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54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center" style:justify-single-word="false" fo:text-indent="0cm" style:auto-text-indent="false"/>
      <style:text-properties fo:color="#232323" loext:opacity="100%" style:font-name="Calibri Light" fo:font-size="16pt" fo:language="ru" fo:country="RU" style:text-underline-style="none" fo:font-weight="bold" officeooo:rsid="00106f40" officeooo:paragraph-rsid="0015e5c6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55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center" style:justify-single-word="false" fo:text-indent="0cm" style:auto-text-indent="false"/>
      <style:text-properties fo:color="#232323" loext:opacity="100%" style:font-name="Calibri Light" fo:font-size="16pt" fo:language="ru" fo:country="RU" style:text-underline-style="none" fo:font-weight="bold" officeooo:rsid="0019e978" officeooo:paragraph-rsid="0019e978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56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center" style:justify-single-word="false" fo:text-indent="0cm" style:auto-text-indent="false" fo:break-before="page"/>
      <style:text-properties fo:color="#232323" loext:opacity="100%" style:font-name="Calibri Light" fo:font-size="16pt" fo:language="ru" fo:country="RU" style:text-underline-style="none" fo:font-weight="bold" officeooo:rsid="0019e978" officeooo:paragraph-rsid="0019e978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57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start" style:justify-single-word="false" fo:text-indent="0cm" style:auto-text-indent="false"/>
      <style:text-properties fo:color="#232323" loext:opacity="100%" style:font-name="Calibri Light" fo:font-size="16pt" fo:language="ru" fo:country="RU" style:text-underline-style="none" fo:font-weight="bold" officeooo:rsid="0019e978" officeooo:paragraph-rsid="001a150d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58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start" style:justify-single-word="false" fo:text-indent="0cm" style:auto-text-indent="false" fo:break-before="page"/>
      <style:text-properties fo:color="#232323" loext:opacity="100%" style:font-name="Calibri Light" fo:font-size="16pt" fo:language="ru" fo:country="RU" style:text-underline-style="none" fo:font-weight="bold" officeooo:rsid="0019e978" officeooo:paragraph-rsid="001a150d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59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center" style:justify-single-word="false" fo:text-indent="0cm" style:auto-text-indent="false"/>
      <style:text-properties fo:color="#232323" loext:opacity="100%" style:font-name="Calibri Light" fo:font-size="16pt" fo:language="ru" fo:country="RU" style:text-underline-style="none" fo:font-weight="bold" officeooo:rsid="001d391c" officeooo:paragraph-rsid="001d391c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60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center" style:justify-single-word="false" fo:text-indent="0cm" style:auto-text-indent="false"/>
      <style:text-properties fo:color="#232323" loext:opacity="100%" style:font-name="Calibri Light" fo:font-size="16pt" fo:language="ru" fo:country="RU" style:text-underline-style="none" fo:font-weight="bold" officeooo:rsid="001d391c" officeooo:paragraph-rsid="001db87e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P61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center" style:justify-single-word="false" fo:text-indent="0cm" style:auto-text-indent="false"/>
      <style:text-properties fo:color="#232323" loext:opacity="100%" style:font-name="Calibri Light" fo:font-size="16pt" fo:language="ru" fo:country="RU" style:text-underline-style="none" fo:font-weight="bold" officeooo:rsid="0019e978" officeooo:paragraph-rsid="0019e978" style:font-name-asian="Calibri2" style:font-size-asian="16pt" style:language-asian="ja" style:country-asian="JP" style:font-weight-asian="bold" style:font-name-complex="Calibri Light1" style:font-size-complex="16pt" style:font-weight-complex="bold"/>
    </style:style>
    <style:style style:name="P62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start" style:justify-single-word="false" fo:text-indent="0cm" style:auto-text-indent="false"/>
      <style:text-properties fo:color="#232323" loext:opacity="100%" style:font-name="Calibri Light" fo:font-size="14pt" fo:language="en" fo:country="US" style:text-underline-style="none" fo:font-weight="bold" officeooo:rsid="0015e5c6" officeooo:paragraph-rsid="0015e5c6" style:font-name-asian="Calibri2" style:font-size-asian="12.25pt" style:language-asian="en" style:country-asian="US" style:font-weight-asian="bold" style:font-name-complex="Calibri Light1" style:font-size-complex="14pt" style:font-weight-complex="bold"/>
    </style:style>
    <style:style style:name="P63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start" style:justify-single-word="false" fo:text-indent="0cm" style:auto-text-indent="false" fo:break-before="page"/>
      <style:text-properties fo:color="#232323" loext:opacity="100%" style:font-name="Calibri Light" fo:font-size="14pt" fo:language="en" fo:country="US" style:text-underline-style="none" fo:font-weight="bold" officeooo:rsid="0015e5c6" officeooo:paragraph-rsid="0015e5c6" style:font-name-asian="Calibri2" style:font-size-asian="12.25pt" style:language-asian="en" style:country-asian="US" style:font-weight-asian="bold" style:font-name-complex="Calibri Light1" style:font-size-complex="14pt" style:font-weight-complex="bold"/>
    </style:style>
    <style:style style:name="P64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.102cm" style:contextual-spacing="false" fo:line-height="106%" fo:text-align="start" style:justify-single-word="false" fo:text-indent="0cm" style:auto-text-indent="false" style:page-number="auto" fo:background-color="transparent"/>
      <style:text-properties fo:color="#232323" loext:opacity="100%" style:font-name="Calibri Light" fo:font-size="14pt" fo:language="en" fo:country="US" style:text-underline-style="none" fo:font-weight="bold" officeooo:rsid="0015e5c6" officeooo:paragraph-rsid="0015e5c6" style:font-name-asian="Calibri2" style:font-size-asian="12.25pt" style:language-asian="en" style:country-asian="US" style:font-weight-asian="bold" style:font-name-complex="Calibri Light1" style:font-size-complex="14pt" style:font-weight-complex="bold"/>
    </style:style>
    <style:style style:name="P65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start" style:justify-single-word="false" fo:text-indent="0cm" style:auto-text-indent="false"/>
      <style:text-properties fo:color="#232323" loext:opacity="100%" style:font-name="Calibri Light" fo:font-size="14pt" fo:language="en" fo:country="US" style:text-underline-style="none" fo:font-weight="bold" officeooo:rsid="0015e5c6" officeooo:paragraph-rsid="00169a8c" style:font-name-asian="Calibri2" style:font-size-asian="12.25pt" style:language-asian="en" style:country-asian="US" style:font-weight-asian="bold" style:font-name-complex="Calibri Light1" style:font-size-complex="14pt" style:font-weight-complex="bold"/>
    </style:style>
    <style:style style:name="P66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start" style:justify-single-word="false" fo:text-indent="0cm" style:auto-text-indent="false"/>
      <style:text-properties fo:color="#232323" loext:opacity="100%" style:font-name="Calibri Light" fo:font-size="14pt" fo:language="en" fo:country="US" style:text-underline-style="none" fo:font-weight="bold" officeooo:rsid="0015e5c6" officeooo:paragraph-rsid="0019e978" style:font-name-asian="Calibri2" style:font-size-asian="12.25pt" style:language-asian="en" style:country-asian="US" style:font-weight-asian="bold" style:font-name-complex="Calibri Light1" style:font-size-complex="14pt" style:font-weight-complex="bold"/>
    </style:style>
    <style:style style:name="P67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start" style:justify-single-word="false" fo:text-indent="0cm" style:auto-text-indent="false" fo:break-before="page"/>
      <style:text-properties fo:color="#232323" loext:opacity="100%" style:font-name="Calibri Light" fo:font-size="14pt" fo:language="ru" fo:country="RU" style:text-underline-style="none" fo:font-weight="bold" officeooo:rsid="0019e978" officeooo:paragraph-rsid="0019e978" style:font-name-asian="Calibri2" style:font-size-asian="12.25pt" style:language-asian="en" style:country-asian="US" style:font-weight-asian="bold" style:font-name-complex="Calibri Light1" style:font-size-complex="14pt" style:font-weight-complex="bold"/>
    </style:style>
    <style:style style:name="P68" style:family="paragraph" style:parent-style-name="Standard" style:list-style-name="L1">
      <style:paragraph-properties fo:margin-top="0cm" fo:margin-bottom="0.102cm" style:contextual-spacing="false" fo:line-height="106%" fo:text-align="start" style:justify-single-word="false"/>
      <style:text-properties fo:color="#232323" loext:opacity="100%" style:font-name="Calibri Light" fo:font-size="14pt" fo:language="ru" fo:country="RU" fo:font-style="normal" style:text-underline-style="none" fo:font-weight="normal" officeooo:rsid="001d391c" officeooo:paragraph-rsid="001d391c" style:font-name-asian="Calibri2" style:font-size-asian="12.25pt" style:language-asian="en" style:country-asian="US" style:font-style-asian="normal" style:font-weight-asian="normal" style:font-name-complex="Calibri Light1" style:font-size-complex="14pt" style:font-style-complex="normal" style:font-weight-complex="normal"/>
    </style:style>
    <style:style style:name="P69" style:family="paragraph" style:parent-style-name="Standard" style:list-style-name="L1">
      <style:paragraph-properties fo:margin-top="0cm" fo:margin-bottom="0.102cm" style:contextual-spacing="false" fo:line-height="106%" fo:text-align="start" style:justify-single-word="false"/>
      <style:text-properties fo:color="#232323" loext:opacity="100%" style:font-name="Calibri Light" fo:font-size="14pt" fo:language="ru" fo:country="RU" fo:font-style="normal" style:text-underline-style="none" fo:font-weight="normal" officeooo:rsid="001db87e" officeooo:paragraph-rsid="001db87e" style:font-name-asian="Calibri2" style:font-size-asian="12.25pt" style:language-asian="en" style:country-asian="US" style:font-style-asian="normal" style:font-weight-asian="normal" style:font-name-complex="Calibri Light1" style:font-size-complex="14pt" style:font-style-complex="normal" style:font-weight-complex="normal"/>
    </style:style>
    <style:style style:name="P70" style:family="paragraph" style:parent-style-name="Standard" style:list-style-name="">
      <style:paragraph-properties fo:margin-left="0cm" fo:margin-right="0.212cm" fo:margin-top="0cm" fo:margin-bottom="0.102cm" style:contextual-spacing="false" fo:line-height="106%" fo:text-align="center" style:justify-single-word="false" fo:text-indent="0cm" style:auto-text-indent="false"/>
      <style:text-properties fo:color="#232323" loext:opacity="100%" style:font-name="Calibri Light" fo:font-size="10pt" fo:language="ru" fo:country="RU" style:text-underline-style="none" fo:font-weight="bold" officeooo:rsid="0019e978" officeooo:paragraph-rsid="0019e978" style:font-name-asian="Calibri2" style:font-size-asian="10pt" style:language-asian="en" style:country-asian="US" style:font-weight-asian="bold" style:font-name-complex="Calibri Light1" style:font-size-complex="16pt" style:font-weight-complex="bold"/>
    </style:style>
    <style:style style:name="P71" style:family="paragraph">
      <loext:graphic-properties draw:fill="solid" draw:fill-color="#cccccc"/>
      <style:paragraph-properties fo:text-align="center"/>
    </style:style>
    <style:style style:name="P72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3" style:family="paragraph">
      <loext:graphic-properties draw:fill="solid" draw:fill-color="#808080"/>
    </style:style>
    <style:style style:name="P7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5" style:family="paragraph">
      <style:paragraph-properties fo:text-align="center"/>
    </style:style>
    <style:style style:name="P7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7" style:family="paragraph">
      <loext:graphic-properties draw:fill="none" draw:fill-color="#ffffff"/>
      <style:paragraph-properties style:writing-mode="lr-tb"/>
      <style:text-properties fo:font-size="12pt"/>
    </style:style>
    <style:style style:name="P78" style:family="paragraph">
      <style:paragraph-properties fo:text-align="center"/>
      <style:text-properties fo:font-size="12pt"/>
    </style:style>
    <style:style style:name="P79" style:family="paragraph">
      <loext:graphic-properties draw:fill="none" draw:fill-color="#ffffff"/>
      <style:paragraph-properties style:writing-mode="lr-tb"/>
    </style:style>
    <style:style style:name="P80" style:family="paragraph">
      <loext:graphic-properties draw:fill="solid" draw:fill-color="#cccccc"/>
    </style:style>
    <style:style style:name="P81" style:family="paragraph">
      <loext:graphic-properties draw:fill="solid" draw:fill-color="#cccccc"/>
      <style:text-properties fo:font-size="12pt"/>
    </style:style>
    <style:style style:name="P82" style:family="paragraph">
      <style:paragraph-properties fo:text-align="center" style:writing-mode="lr-tb"/>
    </style:style>
    <style:style style:name="P8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4" style:family="paragraph">
      <style:paragraph-properties fo:margin-left="0cm" fo:margin-right="0.212cm" fo:margin-top="0cm" fo:margin-bottom="0.102cm" fo:line-height="105%" fo:text-indent="0cm"/>
    </style:style>
    <style:style style:name="P8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6" style:family="paragraph">
      <loext:graphic-properties draw:fill="none" draw:fill-color="#ffffff"/>
    </style:style>
    <style:style style:name="P87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88" style:family="paragraph">
      <loext:graphic-properties draw:fill="none" draw:fill-color="#ffffff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color="#232323" loext:opacity="100%" style:font-name="Calibri Light" fo:font-size="14pt" style:font-size-asian="14pt" style:font-name-complex="Calibri Light1" style:font-size-complex="14pt"/>
    </style:style>
    <style:style style:name="T2" style:family="text">
      <style:text-properties fo:color="#232323" loext:opacity="100%" style:font-name="Calibri Light" fo:font-size="14pt" officeooo:rsid="0023ef68" style:font-size-asian="14pt" style:font-name-complex="Calibri Light1" style:font-size-complex="14pt"/>
    </style:style>
    <style:style style:name="T3" style:family="text">
      <style:text-properties fo:color="#232323" loext:opacity="100%" style:font-name="Calibri Light" fo:font-size="16pt" fo:font-weight="bold" style:font-size-asian="16pt" style:font-weight-asian="bold" style:font-name-complex="Calibri Light1" style:font-size-complex="16pt" style:font-weight-complex="bold"/>
    </style:style>
    <style:style style:name="T4" style:family="text">
      <style:text-properties fo:color="#232323" loext:opacity="100%" style:font-name="Calibri Light" fo:font-size="16pt" fo:language="ru" fo:country="RU" style:text-underline-style="none" fo:font-weight="bold" officeooo:rsid="00106f40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T5" style:family="text">
      <style:text-properties fo:color="#232323" loext:opacity="100%" style:font-name="Calibri Light" fo:font-size="16pt" fo:language="ru" fo:country="RU" style:text-underline-style="solid" style:text-underline-width="auto" style:text-underline-color="font-color" fo:font-weight="bold" officeooo:rsid="00106f40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T6" style:family="text">
      <style:text-properties fo:color="#232323" loext:opacity="100%" style:font-name="Calibri Light" fo:language="ru" fo:country="RU" style:text-underline-style="none" fo:font-weight="bold" style:font-name-asian="Calibri2" style:language-asian="en" style:country-asian="US" style:font-weight-asian="bold" style:font-name-complex="Calibri Light1" style:font-weight-complex="bold"/>
    </style:style>
    <style:style style:name="T7" style:family="text">
      <style:text-properties fo:color="#232323" loext:opacity="100%" style:font-name="Calibri Light" fo:language="ru" fo:country="RU" style:text-underline-style="solid" style:text-underline-width="auto" style:text-underline-color="font-color" fo:font-weight="bold" style:font-name-asian="Calibri2" style:language-asian="en" style:country-asian="US" style:font-weight-asian="bold" style:font-name-complex="Calibri Light1" style:font-weight-complex="bold"/>
    </style:style>
    <style:style style:name="T8" style:family="text">
      <style:text-properties style:font-name="Calibri Light" style:font-name-complex="Calibri Light1"/>
    </style:style>
    <style:style style:name="T9" style:family="text">
      <style:text-properties style:font-name="Calibri Light" officeooo:rsid="00106f40" style:font-name-complex="Calibri Light1"/>
    </style:style>
    <style:style style:name="T10" style:family="text">
      <style:text-properties style:text-underline-style="none" officeooo:rsid="0011ce2d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T11" style:family="text">
      <style:text-properties fo:language="en" fo:country="US" style:text-underline-style="none" officeooo:rsid="0011ce2d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T12" style:family="text">
      <style:text-properties fo:language="en" fo:country="US" style:text-underline-style="none" officeooo:rsid="0015e5c6" style:font-name-asian="Calibri2" style:font-size-asian="16pt" style:language-asian="en" style:country-asian="US" style:font-weight-asian="bold" style:font-name-complex="Calibri Light1" style:font-size-complex="16pt" style:font-weight-complex="bold"/>
    </style:style>
    <style:style style:name="T13" style:family="text">
      <style:text-properties fo:language="en" fo:country="US" fo:font-style="normal" style:text-underline-style="none" style:font-name-asian="Calibri2" style:language-asian="en" style:country-asian="US" style:font-style-asian="normal" style:font-name-complex="Calibri Light1" style:font-style-complex="normal"/>
    </style:style>
    <style:style style:name="T14" style:family="text">
      <style:text-properties fo:font-size="14pt" style:text-underline-style="none" style:font-name-asian="Calibri2" style:font-size-asian="14pt" style:language-asian="en" style:country-asian="US" style:font-weight-asian="bold" style:font-name-complex="Calibri Light1" style:font-size-complex="14pt" style:font-weight-complex="bold"/>
    </style:style>
    <style:style style:name="T15" style:family="text">
      <style:text-properties fo:font-size="14pt" style:text-underline-style="none" officeooo:rsid="0012a1f9" style:font-name-asian="Calibri2" style:font-size-asian="14pt" style:language-asian="en" style:country-asian="US" style:font-name-complex="Calibri Light1" style:font-size-complex="14pt"/>
    </style:style>
    <style:style style:name="T16" style:family="text">
      <style:text-properties fo:font-size="14pt" style:text-underline-style="none" officeooo:rsid="0023ef68" style:font-name-asian="Calibri2" style:font-size-asian="14pt" style:language-asian="en" style:country-asian="US" style:font-name-complex="Calibri Light1" style:font-size-complex="14pt"/>
    </style:style>
    <style:style style:name="T17" style:family="text">
      <style:text-properties fo:font-size="14pt" style:text-underline-style="none" fo:font-weight="normal" officeooo:rsid="00126f2e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T18" style:family="text">
      <style:text-properties fo:font-size="14pt" style:text-underline-style="none" fo:font-weight="normal" officeooo:rsid="0012a1f9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T19" style:family="text">
      <style:text-properties fo:font-size="14pt" style:text-underline-style="none" fo:font-weight="normal" officeooo:rsid="0015484b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T20" style:family="text">
      <style:text-properties fo:font-size="14pt" style:text-underline-style="none" fo:font-weight="normal" officeooo:rsid="0015999d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T21" style:family="text">
      <style:text-properties fo:font-size="14pt" style:text-underline-style="none" fo:font-weight="normal" officeooo:rsid="0023ef68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T22" style:family="text">
      <style:text-properties fo:font-size="14pt" fo:language="en" fo:country="US" style:text-underline-style="none" style:font-name-asian="Calibri2" style:font-size-asian="14pt" style:language-asian="en" style:country-asian="US" style:font-weight-asian="bold" style:font-name-complex="Calibri Light1" style:font-size-complex="14pt" style:font-weight-complex="bold"/>
    </style:style>
    <style:style style:name="T23" style:family="text">
      <style:text-properties fo:font-size="14pt" fo:language="en" fo:country="US" style:text-underline-style="none" officeooo:rsid="00126f2e" style:font-name-asian="Calibri2" style:font-size-asian="14pt" style:language-asian="en" style:country-asian="US" style:font-weight-asian="bold" style:font-name-complex="Calibri Light1" style:font-size-complex="14pt" style:font-weight-complex="bold"/>
    </style:style>
    <style:style style:name="T24" style:family="text">
      <style:text-properties fo:font-size="14pt" fo:language="en" fo:country="US" style:text-underline-style="none" officeooo:rsid="00126f2e" style:font-name-asian="Calibri2" style:font-size-asian="14pt" style:language-asian="en" style:country-asian="US" style:font-name-complex="Calibri Light1" style:font-size-complex="14pt"/>
    </style:style>
    <style:style style:name="T25" style:family="text">
      <style:text-properties fo:font-size="14pt" fo:language="en" fo:country="US" style:text-underline-style="none" officeooo:rsid="0012a1f9" style:font-name-asian="Calibri2" style:font-size-asian="14pt" style:language-asian="en" style:country-asian="US" style:font-name-complex="Calibri Light1" style:font-size-complex="14pt"/>
    </style:style>
    <style:style style:name="T26" style:family="text">
      <style:text-properties fo:font-size="14pt" fo:language="en" fo:country="US" style:text-underline-style="none" fo:font-weight="normal" style:font-name-asian="Calibri2" style:font-size-asian="14pt" style:language-asian="en" style:country-asian="US" style:font-weight-asian="normal" style:font-name-complex="Calibri Light1" style:font-size-complex="14pt" style:font-weight-complex="normal"/>
    </style:style>
    <style:style style:name="T27" style:family="text">
      <style:text-properties fo:font-style="normal" style:text-underline-style="none" style:font-name-asian="Calibri2" style:language-asian="en" style:country-asian="US" style:font-style-asian="normal" style:font-name-complex="Calibri Light1" style:font-style-complex="normal"/>
    </style:style>
    <style:style style:name="T28" style:family="text">
      <style:text-properties fo:font-style="normal" style:text-underline-style="none" officeooo:rsid="00145a64" style:font-name-asian="Calibri2" style:language-asian="en" style:country-asian="US" style:font-style-asian="normal" style:font-name-complex="Calibri Light1" style:font-style-complex="normal"/>
    </style:style>
    <style:style style:name="T29" style:family="text">
      <style:text-properties fo:font-style="normal" officeooo:rsid="00145a64" style:font-style-asian="normal" style:font-style-complex="normal"/>
    </style:style>
    <style:style style:name="T30" style:family="text">
      <style:text-properties fo:color="#231f20" loext:opacity="100%" fo:font-size="12pt" style:font-size-asian="12pt" style:language-asian="ru" style:country-asian="RU"/>
    </style:style>
    <style:style style:name="T31" style:family="text">
      <style:text-properties fo:color="#231f20" loext:opacity="100%" fo:font-size="12pt" officeooo:rsid="0015484b" style:font-size-asian="12pt" style:language-asian="ru" style:country-asian="RU"/>
    </style:style>
    <style:style style:name="T32" style:family="text">
      <style:text-properties fo:color="#231f20" loext:opacity="100%" fo:font-size="12pt" officeooo:rsid="0015999d" style:font-size-asian="12pt" style:language-asian="ru" style:country-asian="RU"/>
    </style:style>
    <style:style style:name="T33" style:family="text">
      <style:text-properties fo:color="#231f20" loext:opacity="100%" fo:font-size="12pt" officeooo:rsid="0015e5c6" style:font-size-asian="12pt" style:language-asian="ru" style:country-asian="RU"/>
    </style:style>
    <style:style style:name="T34" style:family="text">
      <style:text-properties fo:color="#231f20" loext:opacity="100%" fo:font-size="12pt" fo:language="en" fo:country="US" officeooo:rsid="0015999d" style:font-size-asian="12pt" style:language-asian="ru" style:country-asian="RU"/>
    </style:style>
    <style:style style:name="T35" style:family="text">
      <style:text-properties fo:color="#231f20" loext:opacity="100%" style:text-underline-style="none" style:font-name-asian="Calibri2" style:language-asian="en" style:country-asian="US" style:font-name-complex="Calibri Light1"/>
    </style:style>
    <style:style style:name="T36" style:family="text">
      <style:text-properties fo:color="#231f20" loext:opacity="100%" style:text-underline-style="none" officeooo:rsid="0012a1f9" style:font-name-asian="Calibri2" style:language-asian="en" style:country-asian="US" style:font-name-complex="Calibri Light1"/>
    </style:style>
    <style:style style:name="T37" style:family="text">
      <style:text-properties fo:color="#231f20" loext:opacity="100%" style:text-underline-style="none" officeooo:rsid="00126f2e" style:font-name-asian="Calibri2" style:language-asian="en" style:country-asian="US" style:font-name-complex="Calibri Light1"/>
    </style:style>
    <style:style style:name="T38" style:family="text">
      <style:text-properties fo:color="#231f20" loext:opacity="100%" style:text-underline-style="none" officeooo:rsid="0015484b" style:font-name-asian="Calibri2" style:language-asian="en" style:country-asian="US" style:font-name-complex="Calibri Light1"/>
    </style:style>
    <style:style style:name="T39" style:family="text">
      <style:text-properties fo:color="#231f20" loext:opacity="100%" style:text-underline-style="none" officeooo:rsid="0015e5c6" style:font-name-asian="Calibri2" style:language-asian="en" style:country-asian="US" style:font-name-complex="Calibri Light1"/>
    </style:style>
    <style:style style:name="T40" style:family="text">
      <style:text-properties fo:color="#231f20" loext:opacity="100%" style:text-underline-style="none" officeooo:rsid="0023f907" style:font-name-asian="Calibri2" style:language-asian="en" style:country-asian="US" style:font-name-complex="Calibri Light1"/>
    </style:style>
    <style:style style:name="T41" style:family="text">
      <style:text-properties fo:color="#231f20" loext:opacity="100%" fo:language="en" fo:country="US" style:text-underline-style="none" style:font-name-asian="Calibri2" style:language-asian="en" style:country-asian="US" style:font-name-complex="Calibri Light1"/>
    </style:style>
    <style:style style:name="T42" style:family="text">
      <style:text-properties fo:color="#231f20" loext:opacity="100%" fo:language="en" fo:country="US" style:text-underline-style="none" officeooo:rsid="00126f2e" style:font-name-asian="Calibri2" style:language-asian="en" style:country-asian="US" style:font-name-complex="Calibri Light1"/>
    </style:style>
    <style:style style:name="T43" style:family="text">
      <style:text-properties fo:language="ru" fo:country="RU" fo:font-weight="normal" style:font-size-asian="14pt" style:font-weight-asian="normal" style:font-weight-complex="normal"/>
    </style:style>
    <style:style style:name="T44" style:family="text">
      <style:text-properties fo:language="ru" fo:country="RU" fo:font-weight="normal" officeooo:rsid="00169a8c" style:font-size-asian="14pt" style:font-weight-asian="normal" style:font-weight-complex="normal"/>
    </style:style>
    <style:style style:name="T45" style:family="text">
      <style:text-properties fo:language="ru" fo:country="RU" fo:font-weight="normal" style:font-weight-asian="normal" style:font-weight-complex="normal"/>
    </style:style>
    <style:style style:name="T46" style:family="text">
      <style:text-properties fo:language="ru" fo:country="RU" officeooo:rsid="00169a8c"/>
    </style:style>
    <style:style style:name="T47" style:family="text">
      <style:text-properties fo:language="ru" fo:country="RU" fo:font-style="normal" officeooo:rsid="00184bc4" style:font-style-asian="normal" style:font-style-complex="normal"/>
    </style:style>
    <style:style style:name="T48" style:family="text">
      <style:text-properties fo:font-weight="normal" style:font-size-asian="14pt" style:font-weight-asian="normal" style:font-weight-complex="normal"/>
    </style:style>
    <style:style style:name="T49" style:family="text">
      <style:text-properties fo:font-weight="normal" officeooo:rsid="0011ce2d" style:font-size-asian="14pt" style:font-weight-asian="normal" style:font-weight-complex="normal"/>
    </style:style>
    <style:style style:name="T50" style:family="text">
      <style:text-properties officeooo:rsid="001e4aae"/>
    </style:style>
    <style:style style:name="T51" style:family="text">
      <style:text-properties officeooo:rsid="0020224e"/>
    </style:style>
    <style:style style:name="T52" style:family="text">
      <style:text-properties officeooo:rsid="00223921"/>
    </style:style>
    <style:style style:name="T53" style:family="text">
      <style:text-properties officeooo:rsid="0023ef68"/>
    </style:style>
    <style:style style:name="T54" style:family="text">
      <style:text-properties officeooo:rsid="0031c152" style:language-asian="ja" style:country-asian="JP"/>
    </style:style>
    <style:style style:name="T55" style:family="text">
      <style:text-properties fo:font-size="14pt" fo:font-weight="bold" style:font-size-asian="14pt" style:font-weight-asian="bold" style:font-size-complex="14pt" style:font-weight-complex="bold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size="12pt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size="9pt" fo:font-weight="bold" style:font-size-asian="9pt" style:font-weight-asian="bold" style:font-size-complex="9pt" style:font-weight-complex="bold"/>
    </style:style>
    <style:style style:name="T61" style:family="text">
      <style:text-properties fo:font-size="9pt" style:font-size-asian="9pt" style:font-size-complex="9pt"/>
    </style:style>
    <style:style style:name="T62" style:family="text">
      <style:text-properties fo:color="#232323" loext:opacity="100%" style:font-name="Calibri Light" fo:font-size="9pt" fo:language="en" fo:country="US" style:font-name-asian="Calibri" style:font-size-asian="9pt" style:language-asian="en" style:country-asian="US" style:font-name-complex="Calibri Light" style:font-size-complex="9pt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cccccc" draw:textarea-horizontal-align="justify" draw:textarea-vertical-align="middle" draw:auto-grow-height="false" fo:min-height="2.921cm" fo:min-width="2.921cm" style:run-through="foreground"/>
    </style:style>
    <style:style style:name="gr3" style:family="graphic">
      <style:graphic-properties draw:stroke="none" svg:stroke-color="#000000" draw:fill="none" draw:fill-color="#ffffff" fo:min-height="2.681cm" style:run-through="foreground"/>
      <style:paragraph-properties style:writing-mode="lr-tb"/>
    </style:style>
    <style:style style:name="gr4" style:family="graphic">
      <style:graphic-properties draw:fill="solid" draw:fill-color="#808080" draw:textarea-horizontal-align="justify" draw:textarea-vertical-align="middle" draw:auto-grow-height="false" fo:min-height="2.046cm" fo:min-width="3.986cm" style:run-through="foreground"/>
    </style:style>
    <style:style style:name="gr5" style:family="graphic">
      <style:graphic-properties draw:stroke="none" svg:stroke-color="#000000" draw:fill="none" draw:fill-color="#ffffff" fo:min-height="1.623cm" style:run-through="foreground"/>
      <style:paragraph-properties style:writing-mode="lr-tb"/>
    </style:style>
    <style:style style:name="gr6" style:family="graphic">
      <style:graphic-properties draw:marker-end="Arrow" draw:marker-end-width="0.176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1.498cm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05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919cm" style:run-through="foreground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025cm" style:run-through="foreground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794cm" style:run-through="foreground"/>
      <style:paragraph-properties style:writing-mode="lr-tb"/>
    </style:style>
    <style:style style:name="gr12" style:family="graphic">
      <style:graphic-properties draw:fill="solid" draw:fill-color="#cccccc" draw:textarea-horizontal-align="justify" draw:textarea-vertical-align="middle" draw:auto-grow-height="false" fo:min-height="1.905cm" fo:min-width="3.281cm" style:run-through="foreground"/>
    </style:style>
    <style:style style:name="gr13" style:family="graphic">
      <style:graphic-properties svg:stroke-width="0.101cm" draw:marker-start-width="0.499cm" draw:marker-end-width="0.499cm" draw:fill="solid" draw:fill-color="#cccccc" draw:textarea-horizontal-align="justify" draw:textarea-vertical-align="middle" draw:auto-grow-height="false" fo:min-height="1.808cm" fo:min-width="3.184cm" fo:padding-top="0.049cm" fo:padding-bottom="0.049cm" fo:padding-left="0.049cm" fo:padding-right="0.049cm" style:run-through="foreground"/>
    </style:style>
    <style:style style:name="gr14" style:family="graphic">
      <style:graphic-properties draw:stroke="none" svg:stroke-color="#000000" draw:fill="none" draw:fill-color="#ffffff" fo:min-height="1.727cm" style:run-through="foreground"/>
      <style:paragraph-properties style:writing-mode="lr-tb"/>
    </style:style>
    <style:style style:name="gr15" style:family="graphic">
      <style:graphic-properties draw:textarea-horizontal-align="center" draw:textarea-vertical-align="middle" style:run-through="foreground"/>
    </style:style>
    <style:style style:name="gr16" style:family="graphic">
      <style:graphic-properties draw:stroke="none" svg:stroke-color="#000000" draw:fill="none" draw:fill-color="#ffffff" fo:min-height="1.907cm" style:run-through="foreground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462cm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369cm" style:run-through="foreground"/>
      <style:paragraph-properties style:writing-mode="lr-tb"/>
    </style:style>
    <style:style style:name="gr19" style:family="graphic">
      <style:graphic-properties style:run-through="foreground"/>
    </style:style>
    <style:style style:name="gr20" style:family="graphic">
      <style:graphic-properties draw:stroke="none" svg:stroke-color="#000000" draw:fill="none" draw:fill-color="#ffffff" fo:min-height="1.346cm" style:run-through="foreground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242cm" style:run-through="foreground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.871cm" style:run-through="foreground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1.124cm" style:run-through="foreground"/>
      <style:paragraph-properties style:writing-mode="lr-tb"/>
    </style:style>
    <style:style style:name="gr24" style:family="graphic">
      <style:graphic-properties draw:fill="solid" draw:fill-color="#cccccc" draw:textarea-horizontal-align="justify" draw:textarea-vertical-align="middle" draw:auto-grow-height="false" fo:min-height="1.393cm" fo:min-width="1.917cm" style:run-through="foreground"/>
    </style:style>
    <style:style style:name="gr25" style:family="graphic">
      <style:graphic-properties draw:stroke="none" svg:stroke-color="#000000" draw:fill="none" draw:fill-color="#ffffff" fo:min-height="1.87cm" style:run-through="foreground"/>
      <style:paragraph-properties style:writing-mode="lr-tb"/>
    </style:style>
    <style:style style:name="gr26" style:family="graphic">
      <style:graphic-properties svg:stroke-width="0.079cm" svg:stroke-color="#004586" draw:marker-start-width="0.469cm" draw:marker-end-width="0.469cm" draw:textarea-horizontal-align="center" draw:textarea-vertical-align="middle" fo:padding-top="0.039cm" fo:padding-bottom="0.039cm" fo:padding-left="0.039cm" fo:padding-right="0.039cm" style:run-through="foreground"/>
    </style:style>
    <style:style style:name="gr27" style:family="graphic">
      <style:graphic-properties draw:fill="solid" draw:fill-color="#cccccc" draw:textarea-horizontal-align="justify" draw:textarea-vertical-align="middle" draw:auto-grow-height="false" fo:min-height="1.512cm" fo:min-width="2.646cm" style:run-through="foreground"/>
    </style:style>
    <style:style style:name="gr28" style:family="graphic">
      <style:graphic-properties draw:stroke="none" svg:stroke-color="#000000" draw:fill="none" draw:fill-color="#ffffff" fo:min-height="1.332cm" style:run-through="foreground"/>
    </style:style>
    <style:style style:name="gr29" style:family="graphic">
      <style:graphic-properties draw:stroke="none" svg:stroke-color="#000000" draw:fill="none" draw:fill-color="#ffffff" fo:min-height="1.512cm" style:run-through="foreground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97cm" style:run-through="foreground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614cm" style:run-through="foreground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617cm" style:run-through="foreground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529cm" style:run-through="foreground"/>
      <style:paragraph-properties style:writing-mode="lr-tb"/>
    </style:style>
    <style:style style:name="gr34" style:family="graphic">
      <style:graphic-properties svg:stroke-width="0.101cm" svg:stroke-color="#004586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/>
    </style:style>
    <style:style style:name="gr35" style:family="graphic">
      <style:graphic-properties draw:fill="solid" draw:fill-color="#cccccc" draw:textarea-horizontal-align="justify" draw:textarea-vertical-align="middle" draw:auto-grow-height="false" fo:min-height="1.469cm" fo:min-width="3.032cm" style:run-through="foreground"/>
    </style:style>
    <style:style style:name="gr36" style:family="graphic">
      <style:graphic-properties draw:fill="solid" draw:fill-color="#cccccc" draw:textarea-horizontal-align="justify" draw:textarea-vertical-align="middle" draw:auto-grow-height="false" fo:min-height="1.663cm" fo:min-width="3.034cm" style:run-through="foreground"/>
    </style:style>
    <style:style style:name="gr37" style:family="graphic">
      <style:graphic-properties draw:stroke="none" svg:stroke-color="#000000" draw:fill="none" draw:fill-color="#ffffff" fo:min-height="1.469cm" style:run-through="foreground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0.732cm" style:run-through="foreground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0.926cm" style:run-through="foreground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0.847cm" style:run-through="foreground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1.097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3"><text:span text:style-name="T8">Практика № </text:span><text:span text:style-name="T9">4</text:span></text:p>
      <text:p text:style-name="P4"><text:span text:style-name="T3">«Бизнес-контекст»</text:span><text:span text:style-name="T1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16"/>
      <text:p text:style-name="P17"/>
      <text:p text:style-name="P17"/>
      <text:p text:style-name="P17">Выполнили: студенты группы При-21</text:p>
      <text:p text:style-name="P2"><text:span text:style-name="T6"><text:tab/><text:tab/><text:tab/><text:tab/><text:tab/><text:tab/><text:tab/><text:tab/></text:span><text:span text:style-name="T7">Семенов Артём</text:span></text:p>
      <text:p text:style-name="P1"><text:span text:style-name="T4"><text:tab/><text:tab/><text:tab/><text:tab/><text:tab/><text:tab/><text:tab/><text:tab/></text:span><text:span text:style-name="T5">Максим Морзюков</text:span></text:p>
      <text:p text:style-name="P18"/>
      <text:p text:style-name="P20"><text:span text:style-name="T10">Название проекта:</text:span><text:span text:style-name="T11"> Game </text:span><text:span text:style-name="T12">C</text:span><text:span text:style-name="T11">reation </text:span><text:span text:style-name="T12">A</text:span><text:span text:style-name="T11">ssistant</text:span></text:p>
      <text:p text:style-name="P25"/>
      <text:p text:style-name="P19">Функции проекта</text:p>
      <text:p text:style-name="P21"><text:span text:style-name="T14">F</text:span><text:span text:style-name="T23">U</text:span><text:span text:style-name="T14">-1: </text:span><text:span text:style-name="T17">Выбор языка программирования </text:span><text:span text:style-name="T20">и вид </text:span><text:span text:style-name="T17">игр;</text:span></text:p>
      <text:p text:style-name="P21"><text:span text:style-name="T14">F</text:span><text:span text:style-name="T23">U</text:span><text:span text:style-name="T14">-</text:span><text:span text:style-name="T22">2: </text:span><text:span text:style-name="T18">Автоматическое написание кода, согласно запросам пользователя;</text:span></text:p>
      <text:p text:style-name="P22"><text:span text:style-name="T14">F</text:span><text:span text:style-name="T23">U</text:span><text:span text:style-name="T14">-</text:span><text:span text:style-name="T22">3: </text:span><text:span text:style-name="T17">Возможность редактирования</text:span><text:span text:style-name="T19">, </text:span><text:span text:style-name="T17">удаление </text:span><text:span text:style-name="T19">или сохранение</text:span><text:span text:style-name="T17"> кода</text:span><text:span text:style-name="T19">:</text:span></text:p>
      <text:p text:style-name="P22"><text:span text:style-name="T14">F</text:span><text:span text:style-name="T23">U</text:span><text:span text:style-name="T14">-</text:span><text:span text:style-name="T22">4:</text:span><text:span text:style-name="T26"> </text:span><text:span text:style-name="T18">Возможность посмотреть предварительный результат;</text:span></text:p>
      <text:p text:style-name="P22"><text:span text:style-name="T14">F</text:span><text:span text:style-name="T23">U</text:span><text:span text:style-name="T14">-</text:span><text:span text:style-name="T22">5: </text:span><text:span text:style-name="T18">Обеспечение доступа к приложению через телефон, планшет или через внешнее подключение к Интернету для авторизованных сотрудников;</text:span></text:p>
      <text:p text:style-name="P24"><text:span text:style-name="T15">F</text:span><text:span text:style-name="T24">U</text:span><text:span text:style-name="T15">-</text:span><text:span text:style-name="T16">6</text:span><text:span text:style-name="T25">: </text:span><text:span text:style-name="T21">Платная подписка для расширения функционала приложения, а также пробная подписка на небольшой период времени</text:span></text:p>
      <text:p text:style-name="P8"/>
      <text:h text:style-name="P23" text:outline-level="4"><text:span text:style-name="T27">Объ</text:span><text:span text:style-name="T28">ё</text:span><text:span text:style-name="T27">м</text:span><text:span text:style-name="T13"> </text:span><text:span text:style-name="T27">последую</text:span><text:span text:style-name="T28">щи</text:span><text:span text:style-name="T27">х</text:span><text:span text:style-name="T13"> </text:span><text:span text:style-name="T28">версий</text:span></text:h>
      <text:p text:style-name="P9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41">Функция</text:p>
          </table:table-cell>
          <table:table-cell table:style-name="Таблица1.A1" office:value-type="string">
            <text:p text:style-name="P42">Выпуск 1</text:p>
          </table:table-cell>
          <table:table-cell table:style-name="Таблица1.A1" office:value-type="string">
            <text:p text:style-name="P42">Выпуск 2</text:p>
          </table:table-cell>
          <table:table-cell table:style-name="Таблица1.D1" office:value-type="string">
            <text:p text:style-name="P42">Выпуск 3</text:p>
          </table:table-cell>
        </table:table-row>
        <table:table-row>
          <table:table-cell table:style-name="Таблица1.A2" office:value-type="string">
            <text:p text:style-name="P27"><text:span text:style-name="T35">F</text:span><text:span text:style-name="T42">U</text:span><text:span text:style-name="T35">-1: </text:span><text:span text:style-name="T37">Выбор языка программирования</text:span></text:p>
          </table:table-cell>
          <table:table-cell table:style-name="Таблица1.A2" office:value-type="string">
            <text:p text:style-name="P36"><text:span text:style-name="T30">Только стандартные </text:span><text:span text:style-name="T32">языки программирования </text:span><text:span text:style-name="T34">C/C++ </text:span><text:span text:style-name="T32">и </text:span><text:span text:style-name="T34">C#, </text:span><text:span text:style-name="T32">создание игр только для телефонов или планшетов</text:span></text:p>
          </table:table-cell>
          <table:table-cell table:style-name="Таблица1.A2" office:value-type="string">
            <text:p text:style-name="P43">Выбор любого языка программирования, возможность создавать браузерные игры</text:p>
          </table:table-cell>
          <table:table-cell table:style-name="Таблица1.D2" office:value-type="string">
            <text:p text:style-name="P44"/>
          </table:table-cell>
        </table:table-row>
        <table:table-row>
          <table:table-cell table:style-name="Таблица1.A2" office:value-type="string">
            <text:p text:style-name="P27"><text:span text:style-name="T35">F</text:span><text:span text:style-name="T42">U</text:span><text:span text:style-name="T35">-</text:span><text:span text:style-name="T41">2: </text:span><text:span text:style-name="T36">Автоматическое написание кода</text:span></text:p>
          </table:table-cell>
          <table:table-cell table:style-name="Таблица1.A2" office:value-type="string">
            <text:p text:style-name="P39"><text:span text:style-name="T30">Реализована</text:span><text:span text:style-name="T33">, с недочетами</text:span></text:p>
          </table:table-cell>
          <table:table-cell table:style-name="Таблица1.A2" office:value-type="string">
            <text:p text:style-name="P45">Реализована полностью</text:p>
          </table:table-cell>
          <table:table-cell table:style-name="Таблица1.D2" office:value-type="string">
            <text:p text:style-name="P46"/>
          </table:table-cell>
        </table:table-row>
        <table:table-row>
          <table:table-cell table:style-name="Таблица1.A2" office:value-type="string">
            <text:p text:style-name="P27"><text:span text:style-name="T35">F</text:span><text:span text:style-name="T42">U</text:span><text:span text:style-name="T35">-</text:span><text:span text:style-name="T41">3: </text:span><text:span text:style-name="T37">редактировани</text:span><text:span text:style-name="T38">е, сохранение </text:span><text:span text:style-name="T37">или удаление кода</text:span></text:p>
          </table:table-cell>
          <table:table-cell table:style-name="Таблица1.A2" office:value-type="string">
            <text:p text:style-name="P36"><text:span text:style-name="T31">Р</text:span><text:span text:style-name="T30">еализован</text:span><text:span text:style-name="T31">а </text:span><text:span text:style-name="T32">полностью</text:span></text:p>
          </table:table-cell>
          <table:table-cell table:style-name="Таблица1.A2" office:value-type="string">
            <text:p text:style-name="P46"/>
          </table:table-cell>
          <table:table-cell table:style-name="Таблица1.D2" office:value-type="string">
            <text:p text:style-name="P46"/>
          </table:table-cell>
        </table:table-row>
        <table:table-row>
          <table:table-cell table:style-name="Таблица1.A2" office:value-type="string">
            <text:p text:style-name="P27"><text:span text:style-name="T35">F</text:span><text:span text:style-name="T42">U</text:span><text:span text:style-name="T35">-</text:span><text:span text:style-name="T41">4: </text:span><text:span text:style-name="T36">Возможность <text:s/>посмотреть предварительный результат</text:span></text:p>
          </table:table-cell>
          <table:table-cell table:style-name="Таблица1.A2" office:value-type="string">
            <text:p text:style-name="P51">Не реализована</text:p>
          </table:table-cell>
          <table:table-cell table:style-name="Таблица1.A2" office:value-type="string">
            <text:p text:style-name="P47">Реализация, если позволит время</text:p>
          </table:table-cell>
          <table:table-cell table:style-name="Таблица1.D2" office:value-type="string">
            <text:p text:style-name="P47">Реализована полностью</text:p>
          </table:table-cell>
        </table:table-row>
        <table:table-row>
          <table:table-cell table:style-name="Таблица1.A2" office:value-type="string">
            <text:p text:style-name="P27"><text:span text:style-name="T35">F</text:span><text:span text:style-name="T42">U</text:span><text:span text:style-name="T35">-</text:span><text:span text:style-name="T41">5: </text:span><text:span text:style-name="T39">Доступ к системе</text:span></text:p>
          </table:table-cell>
          <table:table-cell table:style-name="Таблица1.A2" office:value-type="string">
            <text:p text:style-name="P37"><text:span text:style-name="T30">Интрасеть и доступ через Интернет извн</text:span><text:span text:style-name="T33">е</text:span></text:p>
          </table:table-cell>
          <table:table-cell table:style-name="Таблица1.A2" office:value-type="string">
            <text:p text:style-name="P38"><text:span text:style-name="T30">Приложени</text:span><text:span text:style-name="T33">я</text:span><text:span text:style-name="T30"> для телефонов и планшетов с iOS и Android</text:span></text:p>
          </table:table-cell>
          <table:table-cell table:style-name="Таблица1.D2" office:value-type="string">
            <text:p text:style-name="P48">Приложения для телефонов и планшетов с Windows Phone</text:p>
          </table:table-cell>
        </table:table-row>
        <table:table-row>
          <table:table-cell table:style-name="Таблица1.A2" office:value-type="string">
            <text:p text:style-name="P28"><text:span text:style-name="T35">F</text:span><text:span text:style-name="T42">U</text:span><text:span text:style-name="T35">-</text:span><text:span text:style-name="T40">6</text:span><text:span text:style-name="T41">: </text:span><text:span text:style-name="T40">Платная подписка</text:span></text:p>
          </table:table-cell>
          <table:table-cell table:style-name="Таблица1.A2" office:value-type="string">
            <text:p text:style-name="P52">Не реализована</text:p>
          </table:table-cell>
          <table:table-cell table:style-name="Таблица1.A2" office:value-type="string">
            <text:p text:style-name="P49">Реализация, если позволит время</text:p>
          </table:table-cell>
          <table:table-cell table:style-name="Таблица1.D2" office:value-type="string">
            <text:p text:style-name="P50">Реализована полностью</text:p>
          </table:table-cell>
        </table:table-row>
      </table:table>
      <text:p text:style-name="P7"/>
      <text:h text:style-name="P53" text:outline-level="3"><text:soft-page-break/></text:h>
      <text:h text:style-name="P54" text:outline-level="3">Ограничения и исключения</text:h>
      <text:h text:style-name="P62" text:outline-level="3"><text:span text:style-name="T54">Li</text:span>-1: <text:span text:style-name="T45">Приложение </text:span><text:span text:style-name="T49">Game </text:span><text:span text:style-name="T48">C</text:span><text:span text:style-name="T49">reation </text:span><text:span text:style-name="T48">A</text:span><text:span text:style-name="T49">ssistant </text:span><text:span text:style-name="T43">не способно создавать игры для ПК;</text:span></text:h>
      <text:h text:style-name="P65" text:outline-level="3"><text:span text:style-name="T54">Li</text:span>-2: <text:span text:style-name="T46"><text:s/></text:span><text:span text:style-name="T49">Game </text:span><text:span text:style-name="T48">C</text:span><text:span text:style-name="T49">reation </text:span><text:span text:style-name="T48">A</text:span><text:span text:style-name="T49">ssistant </text:span><text:span text:style-name="T44">не всегда выдает то, что хотел увидеть пользователь, поэтому необходимы уточнения.</text:span></text:h>
      <text:h text:style-name="P62" text:outline-level="3"/>
      <text:h text:style-name="P63" text:outline-level="3"/>
      <text:h text:style-name="P62" text:outline-level="3"/>
      <text:h text:style-name="P62" text:outline-level="3"/>
      <text:p text:style-name="P26"><text:span text:style-name="T29"><text:s/></text:span><text:span text:style-name="T47">Профили заинтересованных лиц</text:span></text:p>
      <text:h text:style-name="P62" text:outline-level="3"/>
      <text:h text:style-name="P66" text:outline-level="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0">Заинтересованное лицо</text:p>
          </table:table-cell>
          <table:table-cell table:style-name="Таблица2.A1" office:value-type="string">
            <text:p text:style-name="P10">Основная ценность</text:p>
          </table:table-cell>
          <table:table-cell table:style-name="Таблица2.A1" office:value-type="string">
            <text:p text:style-name="P10">Отношение</text:p>
          </table:table-cell>
          <table:table-cell table:style-name="Таблица2.A1" office:value-type="string">
            <text:p text:style-name="P10">Основные интересы</text:p>
          </table:table-cell>
          <table:table-cell table:style-name="Таблица2.A1" office:value-type="string">
            <text:p text:style-name="P10">Ограничения</text:p>
          </table:table-cell>
        </table:table-row>
        <table:table-row table:style-name="Таблица2.1">
          <table:table-cell table:style-name="Таблица2.A1" office:value-type="string">
            <text:p text:style-name="P11">Руководство компании</text:p>
          </table:table-cell>
          <table:table-cell table:style-name="Таблица2.A1" office:value-type="string">
            <text:p text:style-name="P11">Увеличение производительности труда сотрудников; сокращение затрат <text:span text:style-name="T52">на обслуживание приложения</text:span></text:p>
          </table:table-cell>
          <table:table-cell table:style-name="Таблица2.A1" office:value-type="string">
            <text:p text:style-name="P11">Сильная поддержка вплоть до выпуска 2; поддержка выпуска 3 в зависимости от результатов предыдущих выпусков</text:p>
          </table:table-cell>
          <table:table-cell table:style-name="Таблица2.A1" office:value-type="string">
            <text:p text:style-name="P11">Экономия расходов должна превысить затраты на разработку и использование</text:p>
          </table:table-cell>
          <table:table-cell table:style-name="Таблица2.A1" office:value-type="string">
            <text:p text:style-name="P11">Не определены</text:p>
          </table:table-cell>
        </table:table-row>
        <table:table-row table:style-name="Таблица2.1">
          <table:table-cell table:style-name="Таблица2.A1" office:value-type="string">
            <text:p text:style-name="P14">Программисты </text:p>
          </table:table-cell>
          <table:table-cell table:style-name="Таблица2.A1" office:value-type="string">
            <text:p text:style-name="P11">Более эффективное использование рабочего времени сотрудников в течение дня; большее удовлетворение клиентов</text:p>
          </table:table-cell>
          <table:table-cell table:style-name="Таблица2.A1" office:value-type="string">
            <text:p text:style-name="P11">Озабоченность <text:s/>возможным сокращением персонала; в остальном — все воспринимается нормально</text:p>
          </table:table-cell>
          <table:table-cell table:style-name="Таблица2.A1" office:value-type="string">
            <text:p text:style-name="P11">Сохранение рабочих мест</text:p>
          </table:table-cell>
          <table:table-cell table:style-name="Таблица2.A1" office:value-type="string">
            <text:p text:style-name="P11">Необходимость обучения сотрудников работе с Интернетом <text:span text:style-name="T52">и созданием ПО</text:span>; </text:p>
          </table:table-cell>
        </table:table-row>
        <table:table-row table:style-name="Таблица2.1">
          <table:table-cell table:style-name="Таблица2.A1" office:value-type="string">
            <text:p text:style-name="P14">Пользователи</text:p>
          </table:table-cell>
          <table:table-cell table:style-name="Таблица2.A1" office:value-type="string">
            <text:p text:style-name="P14">Покупка дополнительных функций приложения;</text:p>
            <text:p text:style-name="P12"><text:span text:style-name="T52">Э</text:span>кономия времени; <text:span text:style-name="T52">У</text:span>добство;</text:p>
          </table:table-cell>
          <table:table-cell table:style-name="Таблица2.A1" office:value-type="string">
            <text:p text:style-name="P40"><text:span text:style-name="T1">Большой энтузиазм, но могут использовать систему меньше, чем ожидаетс</text:span><text:span text:style-name="T2">я</text:span></text:p>
          </table:table-cell>
          <table:table-cell table:style-name="Таблица2.A1" office:value-type="string">
            <text:p text:style-name="P11">Простота использования; </text:p>
            <text:p text:style-name="P15">Ожидаемая функциональность</text:p>
          </table:table-cell>
          <table:table-cell table:style-name="Таблица2.A1" office:value-type="string">
            <text:p text:style-name="P11">Необходимость доступа к корпоративной интрасети, к Интернету или требуется мобильное устройство</text:p>
          </table:table-cell>
        </table:table-row>
        <table:table-row table:style-name="Таблица2.1">
          <table:table-cell table:style-name="Таблица2.A1" office:value-type="string">
            <text:p text:style-name="P11">Отдел <text:soft-page-break/>расчета зарплаты</text:p>
          </table:table-cell>
          <table:table-cell table:style-name="Таблица2.A1" office:value-type="string">
            <text:p text:style-name="P11">Отсутствие <text:soft-page-break/>какой-либо выгоды</text:p>
          </table:table-cell>
          <table:table-cell table:style-name="Таблица2.A1" office:value-type="string">
            <text:p text:style-name="P11">Не особо <text:soft-page-break/>счастливы относительно предстоящей работы над ПО, но понимают ценность для компании и сотрудников</text:p>
          </table:table-cell>
          <table:table-cell table:style-name="Таблица2.A1" office:value-type="string">
            <text:p text:style-name="P11">Минимум <text:soft-page-break/>изменений в текущ<text:span text:style-name="T53">ем </text:span>приложени<text:span text:style-name="T53">и</text:span> расчета зарплаты</text:p>
          </table:table-cell>
          <table:table-cell table:style-name="Таблица2.A1" office:value-type="string">
            <text:p text:style-name="P11">Еще не <text:soft-page-break/>выделено никаких ресурсов на изменение ПО</text:p>
          </table:table-cell>
        </table:table-row>
        <table:table-row table:style-name="Таблица2.1">
          <table:table-cell table:style-name="Таблица2.A1" office:value-type="string">
            <text:p text:style-name="P11">Менеджеры </text:p>
          </table:table-cell>
          <table:table-cell table:style-name="Таблица2.A1" office:value-type="string">
            <text:p text:style-name="P11">Увеличение <text:span text:style-name="T53">скачиваний приложения</text:span>; выход на новые области рынка для привлечения новых клиентов</text:p>
          </table:table-cell>
          <table:table-cell table:style-name="Таблица2.A1" office:value-type="string">
            <text:p text:style-name="P11">Поддерживают, но с осторожностью</text:p>
          </table:table-cell>
          <table:table-cell table:style-name="Таблица2.A1" office:value-type="string">
            <text:p text:style-name="P11">Минимум новых технологий; озабоченность ресурсами и затратами, необходимыми для <text:span text:style-name="T53">обслуживания приложения</text:span></text:p>
          </table:table-cell>
          <table:table-cell table:style-name="Таблица2.A1" office:value-type="string">
            <text:p text:style-name="P13">Не определены</text:p>
          </table:table-cell>
        </table:table-row>
      </table:table>
      <text:h text:style-name="P66" text:outline-level="3"/>
      <text:h text:style-name="P62" text:outline-level="3"/>
      <text:h text:style-name="P64" text:outline-level="3"/>
      <text:h text:style-name="P62" text:outline-level="3"/>
      <text:h text:style-name="P62" text:outline-level="3"/>
      <text:h text:style-name="P62" text:outline-level="3"/>
      <text:h text:style-name="P62" text:outline-level="3"/>
      <text:h text:style-name="P62" text:outline-level="3"/>
      <text:h text:style-name="P62" text:outline-level="3"/>
      <text:h text:style-name="P62" text:outline-level="3"/>
      <text:h text:style-name="P62" text:outline-level="3"/>
      <text:h text:style-name="P67" text:outline-level="3"/>
      <text:h text:style-name="P55" text:outline-level="3">Контекстная диаграмма</text:h>
      <text:h text:style-name="P55" text:outline-level="3"><draw:g text:anchor-type="paragraph" draw:z-index="2" draw:name="DrawObject3" draw:style-name="gr1"><draw:custom-shape draw:name="Фигура 11" draw:style-name="gr2" draw:text-style-name="P71" svg:width="4.128cm" svg:height="4.128cm" svg:x="6.049cm" svg:y="6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Врезка 20" draw:style-name="gr3" draw:text-style-name="P72" svg:width="2.929cm" svg:height="2.682cm" svg:x="6.93cm" svg:y="7.322cm"><draw:text-box><text:p><text:span text:style-name="T55">Система Game creation assistant</text:span></text:p></draw:text-box></draw:frame><draw:custom-shape draw:name="Фигура 12" draw:style-name="gr4" draw:text-style-name="P73" svg:width="3.987cm" svg:height="2.047cm" svg:x="6.084cm" svg:y="13.09cm"><text:p/><draw:enhanced-geometry svg:viewBox="0 0 21600 21600" draw:type="rectangle" draw:enhanced-path="M 0 0 L 21600 0 21600 21600 0 21600 0 0 Z N"/></draw:custom-shape><draw:custom-shape draw:name="Фигура 13" draw:style-name="gr4" draw:text-style-name="P73" svg:width="3.987cm" svg:height="2.047cm" svg:x="0.016cm" svg:y="7.569cm"><text:p/><draw:enhanced-geometry svg:viewBox="0 0 21600 21600" draw:type="rectangle" draw:enhanced-path="M 0 0 L 21600 0 21600 21600 0 21600 0 0 Z N"/></draw:custom-shape><draw:custom-shape draw:name="Фигура 14" draw:style-name="gr4" draw:text-style-name="P73" svg:width="3.987cm" svg:height="2.047cm" svg:x="12.716cm" svg:y="7.551cm"><text:p/><draw:enhanced-geometry svg:viewBox="0 0 21600 21600" draw:type="rectangle" draw:enhanced-path="M 0 0 L 21600 0 21600 21600 0 21600 0 0 Z N"/></draw:custom-shape><draw:custom-shape draw:name="Фигура 15" draw:style-name="gr4" draw:text-style-name="P73" svg:width="3.987cm" svg:height="2.047cm" svg:x="6.084cm" svg:y="2.33cm"><text:p/><draw:enhanced-geometry svg:viewBox="0 0 21600 21600" draw:type="rectangle" draw:enhanced-path="M 0 0 L 21600 0 21600 21600 0 21600 0 0 Z N"/></draw:custom-shape><draw:frame draw:name="Врезка 26" draw:style-name="gr5" draw:text-style-name="P74" svg:width="3.987cm" svg:height="1.624cm" svg:x="6.542cm" svg:y="13.513cm"><draw:text-box><text:p><text:span text:style-name="T56">База данных по обучению</text:span></text:p></draw:text-box></draw:frame><draw:line draw:name="Вертикальная линия 4" draw:style-name="gr6" draw:text-style-name="P75" svg:x1="7.671cm" svg:y1="13.229cm" svg:x2="7.671cm" svg:y2="10.638cm"><text:p/></draw:line><draw:frame draw:name="Врезка 27" draw:style-name="gr5" draw:text-style-name="P76" svg:width="3.987cm" svg:height="1.624cm" svg:x="4.532cm" svg:y="11.467cm"><draw:text-box><text:p><text:span text:style-name="T57">Запрос о наличии соотвествующей подготовки</text:span></text:p></draw:text-box></draw:frame><draw:line draw:name="Линия 15" draw:style-name="gr6" draw:text-style-name="P75" svg:x1="8.835cm" svg:y1="10.638cm" svg:x2="8.941cm" svg:y2="13.09cm"><text:p/></draw:line><draw:frame draw:name="Врезка 28" draw:style-name="gr5" draw:text-style-name="P76" svg:width="3.987cm" svg:height="1.624cm" svg:x="8.941cm" svg:y="11.149cm"><draw:text-box><text:p><text:span text:style-name="T57">Запись об обучении работы с проектами</text:span></text:p></draw:text-box></draw:frame><draw:frame draw:name="Врезка 29" draw:style-name="gr5" draw:text-style-name="P74" svg:width="3.987cm" svg:height="1.624cm" svg:x="0.298cm" svg:y="7.992cm"><draw:text-box><text:p><text:span text:style-name="T56">Маркетологи</text:span></text:p></draw:text-box></draw:frame><draw:line draw:name="Линия 16" draw:style-name="gr6" draw:text-style-name="P75" svg:x1="4.002cm" svg:y1="7.973cm" svg:x2="6.048cm" svg:y2="7.973cm"><text:p/></draw:line><draw:line draw:name="Линия 17" draw:style-name="gr6" draw:text-style-name="P75" svg:x1="6.048cm" svg:y1="9.211cm" svg:x2="4.002cm" svg:y2="9.015cm"><text:p/></draw:line><draw:frame draw:name="Врезка 30" draw:style-name="gr5" draw:text-style-name="P76" svg:width="3.987cm" svg:height="1.624cm" svg:x="3.262cm" svg:y="6.722cm"><draw:text-box><text:p><text:span text:style-name="T57">Запрос о целевой аудитории проекта</text:span></text:p></draw:text-box></draw:frame><draw:frame draw:name="Врезка 31" draw:style-name="gr7" draw:text-style-name="P77" svg:width="3.423cm" svg:height="1.498cm" svg:x="3.791cm" svg:y="9.617cm"><draw:text-box><text:p><text:span text:style-name="T58">Указания к рекламированию проекта</text:span></text:p></draw:text-box></draw:frame><draw:line draw:name="Вертикальная линия 5" draw:style-name="gr6" draw:text-style-name="P78" svg:x1="7.248cm" svg:y1="6.722cm" svg:x2="7.248cm" svg:y2="4.376cm"><text:p/></draw:line><draw:line draw:name="Вертикальная линия 6" draw:style-name="gr6" draw:text-style-name="P75" svg:x1="8.765cm" svg:y1="4.376cm" svg:x2="8.765cm" svg:y2="6.65cm"><text:p/></draw:line><draw:line draw:name="Горизонтальная линия 4" draw:style-name="gr6" draw:text-style-name="P75" svg:x1="12.716cm" svg:y1="7.976cm" svg:x2="10.176cm" svg:y2="7.976cm"><text:p/></draw:line><draw:line draw:name="Линия 18" draw:style-name="gr6" draw:text-style-name="P75" svg:x1="10.176cm" svg:y1="9.139cm" svg:x2="12.716cm" svg:y2="9.21cm"><text:p/></draw:line><draw:frame draw:name="Врезка 32" draw:style-name="gr8" draw:text-style-name="P79" svg:width="4.481cm" svg:height="1.306cm" svg:x="2.768cm" svg:y="4.87cm"><draw:text-box><text:p>Информация о следующем обновлении</text:p></draw:text-box></draw:frame><draw:frame draw:name="Врезка 33" draw:style-name="gr9" draw:text-style-name="P74" svg:width="3.987cm" svg:height="0.92cm" svg:x="6.331cm" svg:y="2.965cm"><draw:text-box><text:p><text:span text:style-name="T56">Программисты</text:span></text:p></draw:text-box></draw:frame><draw:frame draw:name="Врезка 34" draw:style-name="gr10" draw:text-style-name="P74" svg:width="3.987cm" svg:height="1.026cm" svg:x="13.139cm" svg:y="8.223cm"><draw:text-box><text:p><text:span text:style-name="T56">Менеджер</text:span></text:p></draw:text-box></draw:frame><draw:frame draw:name="Врезка 35" draw:style-name="gr11" draw:text-style-name="P76" svg:width="3.67cm" svg:height="1.95cm" svg:x="9.47cm" svg:y="9.248cm"><draw:text-box><text:p><text:span text:style-name="T57">Запрос о сроках выпуска следующего обновления</text:span></text:p></draw:text-box></draw:frame><draw:frame draw:name="Врезка 38" draw:style-name="gr5" draw:text-style-name="P76" svg:width="3.987cm" svg:height="1.624cm" svg:x="8.977cm" svg:y="4.588cm"><draw:text-box><text:p><text:span text:style-name="T57">Отчет о продвижении создания обновления приложения</text:span></text:p></draw:text-box></draw:frame><draw:frame draw:name="Врезка 37" draw:style-name="gr5" draw:text-style-name="P76" svg:width="3.987cm" svg:height="1.624cm" svg:x="9.682cm" svg:y="6.6cm"><draw:text-box><text:p><text:span text:style-name="T57">Отчет о мнениях и наличие недочетов в проекте</text:span></text:p></draw:text-box></draw:frame></draw:g></text:h>
      <text:h text:style-name="P56" text:outline-level="3"/>
      <text:h text:style-name="P55" text:outline-level="3">Карта экосистемы</text:h>
      <text:h text:style-name="P55" text:outline-level="3"><draw:g text:anchor-type="paragraph" draw:z-index="1" draw:name="DrawObject2" draw:style-name="gr1"><draw:custom-shape draw:name="Фигура 5" draw:style-name="gr12" draw:text-style-name="P80" svg:width="3.282cm" svg:height="1.906cm" svg:x="11.516cm" svg:y="1.579cm"><text:p/><draw:enhanced-geometry svg:viewBox="0 0 21600 21600" draw:type="rectangle" draw:enhanced-path="M 0 0 L 21600 0 21600 21600 0 21600 0 0 Z N"/></draw:custom-shape><draw:custom-shape draw:name="Фигура 6" draw:style-name="gr12" draw:text-style-name="P80" svg:width="3.282cm" svg:height="1.906cm" svg:x="11.41cm" svg:y="4.717cm"><text:p/><draw:enhanced-geometry svg:viewBox="0 0 21600 21600" draw:type="rectangle" draw:enhanced-path="M 0 0 L 21600 0 21600 21600 0 21600 0 0 Z N"/></draw:custom-shape><draw:custom-shape draw:name="Фигура 7" draw:style-name="gr12" draw:text-style-name="P80" svg:width="3.282cm" svg:height="1.906cm" svg:x="0.686cm" svg:y="5.07cm"><text:p/><draw:enhanced-geometry svg:viewBox="0 0 21600 21600" draw:type="rectangle" draw:enhanced-path="M 0 0 L 21600 0 21600 21600 0 21600 0 0 Z N"/></draw:custom-shape><draw:custom-shape draw:name="Фигура 9" draw:style-name="gr13" draw:text-style-name="P81" svg:width="3.283cm" svg:height="1.908cm" svg:x="6.013cm" svg:y="4.858cm"><text:p/><draw:enhanced-geometry svg:viewBox="0 0 21600 21600" draw:type="rectangle" draw:enhanced-path="M 0 0 L 21600 0 21600 21600 0 21600 0 0 Z N"/></draw:custom-shape><draw:custom-shape draw:name="Фигура 10" draw:style-name="gr12" draw:text-style-name="P80" svg:width="3.282cm" svg:height="1.906cm" svg:x="0.792cm" svg:y="1.683cm"><text:p/><draw:enhanced-geometry svg:viewBox="0 0 21600 21600" draw:type="rectangle" draw:enhanced-path="M 0 0 L 21600 0 21600 21600 0 21600 0 0 Z N"/></draw:custom-shape><draw:frame draw:name="Врезка 16" draw:style-name="gr14" draw:text-style-name="P79" svg:width="3.035cm" svg:height="1.728cm" svg:x="11.94cm" svg:y="1.722cm"><draw:text-box><text:p>Система управления пресоналом</text:p></draw:text-box></draw:frame><draw:line draw:name="Вертикальная линия 1" draw:style-name="gr15" draw:text-style-name="P75" svg:x1="13.068cm" svg:y1="3.484cm" svg:x2="13.033cm" svg:y2="4.717cm"><text:p/></draw:line><draw:frame draw:name="Врезка 17" draw:style-name="gr16" draw:text-style-name="P74" svg:width="3.283cm" svg:height="1.908cm" svg:x="6.295cm" svg:y="5.072cm"><draw:text-box><text:p><text:span text:style-name="T56">Game creation assistant</text:span></text:p></draw:text-box></draw:frame><draw:frame draw:name="Врезка 18" draw:style-name="gr17" draw:text-style-name="P79" svg:width="2.964cm" svg:height="1.463cm" svg:x="11.728cm" svg:y="4.964cm"><draw:text-box><text:p>Корпоративная база данных по обучению</text:p></draw:text-box></draw:frame><draw:line draw:name="Горизонтальная линия 1" draw:style-name="gr6" draw:text-style-name="P82" svg:x1="11.411cm" svg:y1="5.846cm" svg:x2="9.296cm" svg:y2="5.846cm"><text:p/></draw:line><draw:frame draw:name="Врезка 19" draw:style-name="gr18" draw:text-style-name="P83" svg:width="1.692cm" svg:height="1.37cm" svg:x="9.578cm" svg:y="6.199cm"><draw:text-box><text:p><text:span text:style-name="T59">Записи об обучении </text:span></text:p></draw:text-box></draw:frame><draw:g draw:name="DrawObject2" draw:style-name="gr19"><draw:custom-shape draw:name="Фигура 8" draw:style-name="gr12" draw:text-style-name="P80" svg:width="3.282cm" svg:height="1.906cm" svg:x="6.084cm" svg:y="1.665cm"><text:p/><draw:enhanced-geometry svg:viewBox="0 0 21600 21600" draw:type="rectangle" draw:enhanced-path="M 0 0 L 21600 0 21600 21600 0 21600 0 0 Z N"/></draw:custom-shape><draw:frame draw:name="Врезка 21" draw:style-name="gr20" draw:text-style-name="P79" svg:width="3.07cm" svg:height="1.463cm" svg:x="6.613cm" svg:y="2.045cm"><draw:text-box><text:p>Система поддержки пользователей</text:p></draw:text-box></draw:frame></draw:g><draw:line draw:name="Горизонтальная линия 3" draw:style-name="gr6" draw:text-style-name="P75" svg:x1="6.084cm" svg:y1="2.629cm" svg:x2="4.073cm" svg:y2="2.629cm"><text:p/></draw:line><draw:line draw:name="Вертикальная линия 2" draw:style-name="gr6" draw:text-style-name="P75" svg:x1="2.344cm" svg:y1="3.588cm" svg:x2="2.344cm" svg:y2="5.07cm"><text:p/></draw:line><draw:frame draw:name="Врезка 22" draw:style-name="gr11" draw:text-style-name="P77" svg:width="2.752cm" svg:height="1.95cm" svg:x="1.145cm" svg:y="1.794cm"><draw:text-box><text:p><text:span text:style-name="T58">Помощь в решении вопросов пользователей</text:span></text:p></draw:text-box></draw:frame><draw:frame draw:name="Врезка 23" draw:style-name="gr21" draw:text-style-name="P79" svg:width="2.964cm" svg:height="2.243cm" svg:x="1.004cm" svg:y="5.352cm"><draw:text-box><text:p>Выявление ошибок и багов пользователями</text:p></draw:text-box></draw:frame><draw:line draw:name="Горизонтальная линия 2" draw:style-name="gr6" draw:text-style-name="P75" svg:x1="3.967cm" svg:y1="5.943cm" svg:x2="6.013cm" svg:y2="5.943cm"><text:p/></draw:line><draw:line draw:name="Вертикальная линия 3" draw:style-name="gr15" draw:text-style-name="P75" svg:x1="7.671cm" svg:y1="4.858cm" svg:x2="7.671cm" svg:y2="3.57cm"><text:p/></draw:line><draw:frame draw:name="Врезка 24" draw:style-name="gr22" draw:text-style-name="P83" svg:width="1.765cm" svg:height="2.031cm" svg:x="4.32cm" svg:y="1.815cm"><draw:text-box><text:p><text:span text:style-name="T59">Чат, в котором можно задать вопросы</text:span></text:p></draw:text-box></draw:frame><draw:frame draw:name="Врезка 25" draw:style-name="gr23" draw:text-style-name="P83" svg:width="2.082cm" svg:height="1.22cm" svg:x="1.427cm" svg:y="3.756cm"><draw:text-box><text:p><text:span text:style-name="T59">Мнения о пользовании продуктом</text:span></text:p></draw:text-box></draw:frame></draw:g></text:h>
      <text:h text:style-name="P56" text:outline-level="3"/>
      <text:h text:style-name="P55" text:outline-level="3">Дерево функций</text:h>
      <text:h text:style-name="P55" text:outline-level="3"/>
      <text:h text:style-name="P70" text:outline-level="3"/>
      <text:h text:style-name="P61" text:outline-level="3"><draw:g text:anchor-type="paragraph" draw:z-index="0" draw:name="DrawObject1" draw:style-name="gr1"><draw:custom-shape draw:name="Фигура 1" draw:style-name="gr24" draw:text-style-name="P80" svg:width="2.712cm" svg:height="1.969cm" svg:x="13.241cm" svg:y="4.3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Врезка 1" draw:style-name="gr25" draw:text-style-name="P85" svg:width="2.006cm" svg:height="1.87cm" svg:x="13.624cm" svg:y="4.648cm"><draw:text-box><text:p><text:span text:style-name="T60">Система</text:span></text:p><text:p><text:span text:style-name="T60">Game Creation </text:span></text:p><text:p><text:span text:style-name="T60">Assistant</text:span><text:span text:style-name="T61"> </text:span></text:p><text:p text:style-name="P84"><text:span text:style-name="T62"/></text:p></draw:text-box></draw:frame><draw:line draw:name="Линия 2" draw:style-name="gr26" draw:text-style-name="P75" svg:x1="7.673cm" svg:y1="2.178cm" svg:x2="11.18cm" svg:y2="5.438cm"><text:p/></draw:line><draw:custom-shape draw:name="Фигура 2" draw:style-name="gr27" draw:text-style-name="P80" svg:width="2.647cm" svg:height="1.512cm" svg:x="6.149cm" svg:y="0.825cm"><text:p/><draw:enhanced-geometry svg:viewBox="0 0 21600 21600" draw:type="rectangle" draw:enhanced-path="M 0 0 L 21600 0 21600 21600 0 21600 0 0 Z N"/></draw:custom-shape><draw:frame draw:name="Врезка 2" draw:style-name="gr28" draw:text-style-name="P86" svg:width="2.832cm" svg:height="1.333cm" svg:x="4.048cm" svg:y="7.74cm"><draw:text-box><text:p/></draw:text-box></draw:frame><draw:frame draw:name="Врезка 3" draw:style-name="gr29" draw:text-style-name="P87" svg:width="3.088cm" svg:height="1.512cm" svg:x="6.295cm" svg:y="1.238cm"><draw:text-box><text:p><text:span text:style-name="T63">Досуп к </text:span><text:span text:style-name="T60">Game Creation <text:s/>Assistant </text:span></text:p></draw:text-box></draw:frame><draw:line draw:name="Линия 3" draw:style-name="gr15" draw:text-style-name="P75" svg:x1="9.765cm" svg:y1="4.085cm" svg:x2="10.914cm" svg:y2="1.175cm"><text:p/></draw:line><draw:line draw:name="Линия 4" draw:style-name="gr15" draw:text-style-name="P75" svg:x1="8.882cm" svg:y1="3.35cm" svg:x2="7.084cm" svg:y2="3.909cm"><text:p/></draw:line><draw:line draw:name="Линия 5" draw:style-name="gr15" draw:text-style-name="P75" svg:x1="10.15cm" svg:y1="3.173cm" svg:x2="11.327cm" svg:y2="3.085cm"><text:p/></draw:line><draw:line draw:name="Линия 6" draw:style-name="gr15" draw:text-style-name="P75" svg:x1="10.324cm" svg:y1="2.556cm" svg:x2="9.971cm" svg:y2="1.582cm"><text:p/></draw:line><draw:frame draw:name="Врезка 4" draw:style-name="gr30" draw:text-style-name="P88" svg:width="2.446cm" svg:height="0.971cm" svg:x="10.474cm" svg:y="0.268cm"><draw:text-box><text:p><text:span text:style-name="T60">Мобильные устройства</text:span></text:p></draw:text-box></draw:frame><draw:frame draw:name="Врезка 5" draw:style-name="gr31" draw:text-style-name="P85" svg:width="2.299cm" svg:height="0.615cm" svg:x="9.089cm" svg:y="1.238cm"><draw:text-box><text:p><text:span text:style-name="T61">Смартфон</text:span></text:p></draw:text-box></draw:frame><draw:frame draw:name="Врезка 6" draw:style-name="gr32" draw:text-style-name="P85" svg:width="2.181cm" svg:height="0.618cm" svg:x="11.474cm" svg:y="2.732cm"><draw:text-box><text:p><text:span text:style-name="T61">Планшет</text:span></text:p></draw:text-box></draw:frame><draw:frame draw:name="Врезка 7" draw:style-name="gr33" draw:text-style-name="P88" svg:width="2.564cm" svg:height="0.53cm" svg:x="5.937cm" svg:y="3.38cm"><draw:text-box><text:p><text:span text:style-name="T60">Интернет</text:span></text:p></draw:text-box></draw:frame><draw:line draw:name="Линия 7" draw:style-name="gr34" draw:text-style-name="P75" svg:x1="0.282cm" svg:y1="5.438cm" svg:x2="13.247cm" svg:y2="5.41cm"><text:p/></draw:line><draw:line draw:name="Линия 1" draw:style-name="gr26" draw:text-style-name="P75" svg:x1="2.755cm" svg:y1="2.475cm" svg:x2="5.967cm" svg:y2="5.437cm"><text:p/></draw:line><draw:custom-shape draw:name="Фигура 3" draw:style-name="gr35" draw:text-style-name="P80" svg:width="3.033cm" svg:height="1.47cm" svg:x="1.194cm" svg:y="1.15cm"><text:p/><draw:enhanced-geometry svg:viewBox="0 0 21600 21600" draw:type="rectangle" draw:enhanced-path="M 0 0 L 21600 0 21600 21600 0 21600 0 0 Z N"/></draw:custom-shape><draw:line draw:name="Линия 8" draw:style-name="gr26" draw:text-style-name="P75" svg:x1="8.499cm" svg:y1="5.438cm" svg:x2="5.348cm" svg:y2="7.74cm"><text:p/></draw:line><draw:custom-shape draw:name="Фигура 4" draw:style-name="gr36" draw:text-style-name="P80" svg:width="3.035cm" svg:height="1.664cm" svg:x="3.845cm" svg:y="7.74cm"><text:p/><draw:enhanced-geometry svg:viewBox="0 0 21600 21600" draw:type="rectangle" draw:enhanced-path="M 0 0 L 21600 0 21600 21600 0 21600 0 0 Z N"/></draw:custom-shape><draw:frame draw:name="Врезка 8" draw:style-name="gr37" draw:text-style-name="P79" svg:width="3.035cm" svg:height="1.47cm" svg:x="3.845cm" svg:y="7.934cm"><draw:text-box><text:p>Выбор характеристики создания игр</text:p></draw:text-box></draw:frame><draw:frame draw:name="Врезка 9" draw:style-name="gr37" draw:text-style-name="P87" svg:width="3.033cm" svg:height="1.47cm" svg:x="1.194cm" svg:y="1.293cm"><draw:text-box><text:p><text:span text:style-name="T63">Подписка на дополнительные функции</text:span></text:p></draw:text-box></draw:frame><draw:line draw:name="Линия 9" draw:style-name="gr15" draw:text-style-name="P75" svg:x1="8.906cm" svg:y1="4.551cm" svg:x2="10.282cm" svg:y2="4.586cm"><text:p/></draw:line><draw:frame draw:name="Врезка 10" draw:style-name="gr38" draw:text-style-name="P88" svg:width="1.906cm" svg:height="0.733cm" svg:x="7.212cm" svg:y="4.36cm"><draw:text-box><text:p><text:span text:style-name="T60">Интрасеть</text:span></text:p></draw:text-box></draw:frame><draw:line draw:name="Линия 10" draw:style-name="gr15" draw:text-style-name="P75" svg:x1="2.626cm" svg:y1="3.519cm" svg:x2="4.46cm" svg:y2="4.117cm"><text:p/></draw:line><draw:line draw:name="Линия 11" draw:style-name="gr15" draw:text-style-name="P75" svg:x1="4.036cm" svg:y1="3.73cm" svg:x2="4.989cm" svg:y2="2.725cm"><text:p/></draw:line><draw:frame draw:name="Врезка 11" draw:style-name="gr38" draw:text-style-name="P88" svg:width="1.8cm" svg:height="0.733cm" svg:x="1.427cm" svg:y="3.175cm"><draw:text-box><text:p><text:span text:style-name="T60">Отмена подписки</text:span></text:p></draw:text-box></draw:frame><draw:frame draw:name="Врезка 12" draw:style-name="gr39" draw:text-style-name="P88" svg:width="1.624cm" svg:height="0.927cm" svg:x="4.632cm" svg:y="2.046cm"><draw:text-box><text:p><text:span text:style-name="T60">Создание подписки</text:span></text:p></draw:text-box></draw:frame><draw:line draw:name="Линия 12" draw:style-name="gr15" draw:text-style-name="P75" svg:x1="3.332cm" svg:y1="4.965cm" svg:x2="5.061cm" svg:y2="4.718cm"><text:p/></draw:line><draw:frame draw:name="Врезка 13" draw:style-name="gr40" draw:text-style-name="P88" svg:width="1.447cm" svg:height="0.847cm" svg:x="1.815cm" svg:y="4.507cm"><draw:text-box><text:p><text:span text:style-name="T60">Пробная подписка</text:span></text:p></draw:text-box></draw:frame><draw:line draw:name="Линия 13" draw:style-name="gr15" draw:text-style-name="P75" svg:x1="7.105cm" svg:y1="6.475cm" svg:x2="7.564cm" svg:y2="7.883cm"><text:p/></draw:line><draw:line draw:name="Линия 14" draw:style-name="gr15" draw:text-style-name="P75" svg:x1="5.172cm" svg:y1="6.653cm" svg:x2="6.507cm" svg:y2="6.9cm"><text:p/></draw:line><draw:frame draw:name="Врезка 14" draw:style-name="gr41" draw:text-style-name="P88" svg:width="1.835cm" svg:height="1.098cm" svg:x="3.513cm" svg:y="6.054cm"><draw:text-box><text:p><text:span text:style-name="T60">Выбор языка для создания</text:span></text:p></draw:text-box></draw:frame><draw:frame draw:name="Врезка 15" draw:style-name="gr17" draw:text-style-name="P88" svg:width="2.223cm" svg:height="1.463cm" svg:x="7.777cm" svg:y="7.394cm"><draw:text-box><text:p><text:span text:style-name="T60">Возможность редоктирования и сохранения результатов</text:span></text:p></draw:text-box></draw:frame></draw:g></text:h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7" text:outline-level="3"/>
      <text:h text:style-name="P58" text:outline-level="3"/>
      <text:h text:style-name="P59" text:outline-level="3">Список событий</text:h>
      <text:list text:style-name="L1">
        <text:list-item>
          <text:h text:style-name="P68" text:outline-level="3">Разработчики добавили новые функции для более удобной работы с приложением</text:h>
        </text:list-item>
        <text:list-item>
          <text:h text:style-name="P68" text:outline-level="3">Программисты исправляют баги, обнаруженные пользователями</text:h>
        </text:list-item>
        <text:list-item>
          <text:h text:style-name="P69" text:outline-level="3">Исполнители ставят себе сроки, в которые необходимо улучшить приложение</text:h>
        </text:list-item>
        <text:list-item>
          <text:h text:style-name="P69" text:outline-level="3">Менеджеры <text:span text:style-name="T50">по рекламе</text:span> <text:span text:style-name="T51">решают</text:span> как лучше <text:span text:style-name="T50">продвинуть</text:span> проект</text:h>
        </text:list-item>
        <text:list-item>
          <text:h text:style-name="P69" text:outline-level="3">Наступило время генерации отчетов об успешности проекта</text:h>
          <text:h text:style-name="P69" text:outline-level="3"/>
        </text:list-item>
      </text:list>
      <text:h text:style-name="P60" text:outline-level="3">Таблица вариантов использования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4">Основное действующее лицо</text:p>
          </table:table-cell>
          <table:table-cell table:style-name="Таблица3.B1" office:value-type="string">
            <text:p text:style-name="P34">Вариант использования</text:p>
          </table:table-cell>
        </table:table-row>
        <table:table-row>
          <table:table-cell table:style-name="Таблица3.A2" office:value-type="string">
            <text:p text:style-name="P35">Клиент</text:p>
          </table:table-cell>
          <table:table-cell table:style-name="Таблица3.B2" office:value-type="string">
            <text:p text:style-name="P30">Скачивание приложения</text:p>
            <text:p text:style-name="P32">Обновление приложения при выходе нового ПО</text:p>
            <text:p text:style-name="P32">Покупка <text:span text:style-name="T52">за деньги</text:span> <text:span text:style-name="T52">дополнительных</text:span> новых функций в приложении </text:p>
          </table:table-cell>
        </table:table-row>
        <table:table-row>
          <table:table-cell table:style-name="Таблица3.A2" office:value-type="string">
            <text:p text:style-name="P34">Маркетолог</text:p>
          </table:table-cell>
          <table:table-cell table:style-name="Таблица3.B2" office:value-type="string">
            <text:p text:style-name="P31">Выявление целевой аудитории</text:p>
            <text:p text:style-name="P31">Поиск максимально эффективного способа рекламирования продукта </text:p>
          </table:table-cell>
        </table:table-row>
        <table:table-row>
          <table:table-cell table:style-name="Таблица3.A2" office:value-type="string">
            <text:p text:style-name="P34">Программист</text:p>
          </table:table-cell>
          <table:table-cell table:style-name="Таблица3.B2" office:value-type="string">
            <text:p text:style-name="P31">Доработка приложения</text:p>
            <text:p text:style-name="P33">Выпуск обновления</text:p>
            <text:p text:style-name="P33">Поддержание стабильной работы приложения</text:p>
            <text:p text:style-name="P31"/>
          </table:table-cell>
        </table:table-row>
        <table:table-row>
          <table:table-cell table:style-name="Таблица3.A2" office:value-type="string">
            <text:p text:style-name="P34">Дизайнер</text:p>
          </table:table-cell>
          <table:table-cell table:style-name="Таблица3.B2" office:value-type="string">
            <text:p text:style-name="P30">Изменение внешнего вида приложения, учитывая желания пользователей</text:p>
          </table:table-cell>
        </table:table-row>
      </table:table>
      <text:h text:style-name="P60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2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2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2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2" style:font-family-asian="NSimSun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7:49:26.190000000</meta:creation-date>
    <dc:date>2023-03-20T21:49:15.110000000</dc:date>
    <meta:editing-duration>PT1H42M13S</meta:editing-duration>
    <meta:editing-cycles>8</meta:editing-cycles>
    <meta:generator>LibreOffice/7.4.1.2$Windows_X86_64 LibreOffice_project/3c58a8f3a960df8bc8fd77b461821e42c061c5f0</meta:generator>
    <meta:document-statistic meta:table-count="3" meta:image-count="0" meta:object-count="0" meta:page-count="9" meta:paragraph-count="100" meta:word-count="495" meta:character-count="4015" meta:non-whitespace-character-count="3597"/>
  </office:meta>
</office:document-meta>
</file>